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7" calcext:value-type="float">
            <text:p>32767</text:p>
          </table:table-cell>
          <table:table-cell table:number-columns-repeated="17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ROUND([.$B$1]*SIN([.A4]/[.$A$1]*2*PI());0)" office:value-type="float" office:value="0" calcext:value-type="float">
            <text:p>0</text:p>
          </table:table-cell>
          <table:table-cell table:formula="of:=ROUND([.$B$1]*SIN([.B4]/[.$A$1]*2*PI());0)" office:value-type="float" office:value="1608" calcext:value-type="float">
            <text:p>1608</text:p>
          </table:table-cell>
          <table:table-cell table:formula="of:=ROUND([.$B$1]*SIN([.C4]/[.$A$1]*2*PI());0)" office:value-type="float" office:value="3212" calcext:value-type="float">
            <text:p>3212</text:p>
          </table:table-cell>
          <table:table-cell table:formula="of:=ROUND([.$B$1]*SIN([.D4]/[.$A$1]*2*PI());0)" office:value-type="float" office:value="4808" calcext:value-type="float">
            <text:p>4808</text:p>
          </table:table-cell>
          <table:table-cell table:formula="of:=ROUND([.$B$1]*SIN([.E4]/[.$A$1]*2*PI());0)" office:value-type="float" office:value="6393" calcext:value-type="float">
            <text:p>6393</text:p>
          </table:table-cell>
          <table:table-cell table:formula="of:=ROUND([.$B$1]*SIN([.F4]/[.$A$1]*2*PI());0)" office:value-type="float" office:value="7962" calcext:value-type="float">
            <text:p>7962</text:p>
          </table:table-cell>
          <table:table-cell table:formula="of:=ROUND([.$B$1]*SIN([.G4]/[.$A$1]*2*PI());0)" office:value-type="float" office:value="9512" calcext:value-type="float">
            <text:p>9512</text:p>
          </table:table-cell>
          <table:table-cell table:formula="of:=ROUND([.$B$1]*SIN([.H4]/[.$A$1]*2*PI());0)" office:value-type="float" office:value="11039" calcext:value-type="float">
            <text:p>11039</text:p>
          </table:table-cell>
          <table:table-cell/>
        </table:table-row>
        <table:table-row table:style-name="ro1">
          <table:table-cell table:formula="of:=[.A4]+8" office:value-type="float" office:value="8" calcext:value-type="float">
            <text:p>8</text:p>
          </table:table-cell>
          <table:table-cell table:formula="of:=[.B4]+8" office:value-type="float" office:value="9" calcext:value-type="float">
            <text:p>9</text:p>
          </table:table-cell>
          <table:table-cell table:formula="of:=[.C4]+8" office:value-type="float" office:value="10" calcext:value-type="float">
            <text:p>10</text:p>
          </table:table-cell>
          <table:table-cell table:formula="of:=[.D4]+8" office:value-type="float" office:value="11" calcext:value-type="float">
            <text:p>11</text:p>
          </table:table-cell>
          <table:table-cell table:formula="of:=[.E4]+8" office:value-type="float" office:value="12" calcext:value-type="float">
            <text:p>12</text:p>
          </table:table-cell>
          <table:table-cell table:formula="of:=[.F4]+8" office:value-type="float" office:value="13" calcext:value-type="float">
            <text:p>13</text:p>
          </table:table-cell>
          <table:table-cell table:formula="of:=[.G4]+8" office:value-type="float" office:value="14" calcext:value-type="float">
            <text:p>14</text:p>
          </table:table-cell>
          <table:table-cell table:formula="of:=[.H4]+8" office:value-type="float" office:value="15" calcext:value-type="float">
            <text:p>15</text:p>
          </table:table-cell>
          <table:table-cell table:number-columns-repeated="2"/>
          <table:table-cell table:formula="of:=ROUND([.$B$1]*SIN([.A5]/[.$A$1]*2*PI());0)" office:value-type="float" office:value="12539" calcext:value-type="float">
            <text:p>12539</text:p>
          </table:table-cell>
          <table:table-cell table:formula="of:=ROUND([.$B$1]*SIN([.B5]/[.$A$1]*2*PI());0)" office:value-type="float" office:value="14010" calcext:value-type="float">
            <text:p>14010</text:p>
          </table:table-cell>
          <table:table-cell table:formula="of:=ROUND([.$B$1]*SIN([.C5]/[.$A$1]*2*PI());0)" office:value-type="float" office:value="15446" calcext:value-type="float">
            <text:p>15446</text:p>
          </table:table-cell>
          <table:table-cell table:formula="of:=ROUND([.$B$1]*SIN([.D5]/[.$A$1]*2*PI());0)" office:value-type="float" office:value="16846" calcext:value-type="float">
            <text:p>16846</text:p>
          </table:table-cell>
          <table:table-cell table:formula="of:=ROUND([.$B$1]*SIN([.E5]/[.$A$1]*2*PI());0)" office:value-type="float" office:value="18204" calcext:value-type="float">
            <text:p>18204</text:p>
          </table:table-cell>
          <table:table-cell table:formula="of:=ROUND([.$B$1]*SIN([.F5]/[.$A$1]*2*PI());0)" office:value-type="float" office:value="19519" calcext:value-type="float">
            <text:p>19519</text:p>
          </table:table-cell>
          <table:table-cell table:formula="of:=ROUND([.$B$1]*SIN([.G5]/[.$A$1]*2*PI());0)" office:value-type="float" office:value="20787" calcext:value-type="float">
            <text:p>20787</text:p>
          </table:table-cell>
          <table:table-cell table:formula="of:=ROUND([.$B$1]*SIN([.H5]/[.$A$1]*2*PI());0)" office:value-type="float" office:value="22005" calcext:value-type="float">
            <text:p>22005</text:p>
          </table:table-cell>
          <table:table-cell/>
        </table:table-row>
        <table:table-row table:style-name="ro1">
          <table:table-cell table:formula="of:=[.A5]+8" office:value-type="float" office:value="16" calcext:value-type="float">
            <text:p>16</text:p>
          </table:table-cell>
          <table:table-cell table:formula="of:=[.B5]+8" office:value-type="float" office:value="17" calcext:value-type="float">
            <text:p>17</text:p>
          </table:table-cell>
          <table:table-cell table:formula="of:=[.C5]+8" office:value-type="float" office:value="18" calcext:value-type="float">
            <text:p>18</text:p>
          </table:table-cell>
          <table:table-cell table:formula="of:=[.D5]+8" office:value-type="float" office:value="19" calcext:value-type="float">
            <text:p>19</text:p>
          </table:table-cell>
          <table:table-cell table:formula="of:=[.E5]+8" office:value-type="float" office:value="20" calcext:value-type="float">
            <text:p>20</text:p>
          </table:table-cell>
          <table:table-cell table:formula="of:=[.F5]+8" office:value-type="float" office:value="21" calcext:value-type="float">
            <text:p>21</text:p>
          </table:table-cell>
          <table:table-cell table:formula="of:=[.G5]+8" office:value-type="float" office:value="22" calcext:value-type="float">
            <text:p>22</text:p>
          </table:table-cell>
          <table:table-cell table:formula="of:=[.H5]+8" office:value-type="float" office:value="23" calcext:value-type="float">
            <text:p>23</text:p>
          </table:table-cell>
          <table:table-cell table:number-columns-repeated="2"/>
          <table:table-cell table:formula="of:=ROUND([.$B$1]*SIN([.A6]/[.$A$1]*2*PI());0)" office:value-type="float" office:value="23170" calcext:value-type="float">
            <text:p>23170</text:p>
          </table:table-cell>
          <table:table-cell table:formula="of:=ROUND([.$B$1]*SIN([.B6]/[.$A$1]*2*PI());0)" office:value-type="float" office:value="24279" calcext:value-type="float">
            <text:p>24279</text:p>
          </table:table-cell>
          <table:table-cell table:formula="of:=ROUND([.$B$1]*SIN([.C6]/[.$A$1]*2*PI());0)" office:value-type="float" office:value="25329" calcext:value-type="float">
            <text:p>25329</text:p>
          </table:table-cell>
          <table:table-cell table:formula="of:=ROUND([.$B$1]*SIN([.D6]/[.$A$1]*2*PI());0)" office:value-type="float" office:value="26319" calcext:value-type="float">
            <text:p>26319</text:p>
          </table:table-cell>
          <table:table-cell table:formula="of:=ROUND([.$B$1]*SIN([.E6]/[.$A$1]*2*PI());0)" office:value-type="float" office:value="27245" calcext:value-type="float">
            <text:p>27245</text:p>
          </table:table-cell>
          <table:table-cell table:formula="of:=ROUND([.$B$1]*SIN([.F6]/[.$A$1]*2*PI());0)" office:value-type="float" office:value="28105" calcext:value-type="float">
            <text:p>28105</text:p>
          </table:table-cell>
          <table:table-cell table:formula="of:=ROUND([.$B$1]*SIN([.G6]/[.$A$1]*2*PI());0)" office:value-type="float" office:value="28898" calcext:value-type="float">
            <text:p>28898</text:p>
          </table:table-cell>
          <table:table-cell table:formula="of:=ROUND([.$B$1]*SIN([.H6]/[.$A$1]*2*PI());0)" office:value-type="float" office:value="29621" calcext:value-type="float">
            <text:p>29621</text:p>
          </table:table-cell>
          <table:table-cell/>
        </table:table-row>
        <table:table-row table:style-name="ro1">
          <table:table-cell table:formula="of:=[.A6]+8" office:value-type="float" office:value="24" calcext:value-type="float">
            <text:p>24</text:p>
          </table:table-cell>
          <table:table-cell table:formula="of:=[.B6]+8" office:value-type="float" office:value="25" calcext:value-type="float">
            <text:p>25</text:p>
          </table:table-cell>
          <table:table-cell table:formula="of:=[.C6]+8" office:value-type="float" office:value="26" calcext:value-type="float">
            <text:p>26</text:p>
          </table:table-cell>
          <table:table-cell table:formula="of:=[.D6]+8" office:value-type="float" office:value="27" calcext:value-type="float">
            <text:p>27</text:p>
          </table:table-cell>
          <table:table-cell table:formula="of:=[.E6]+8" office:value-type="float" office:value="28" calcext:value-type="float">
            <text:p>28</text:p>
          </table:table-cell>
          <table:table-cell table:formula="of:=[.F6]+8" office:value-type="float" office:value="29" calcext:value-type="float">
            <text:p>29</text:p>
          </table:table-cell>
          <table:table-cell table:formula="of:=[.G6]+8" office:value-type="float" office:value="30" calcext:value-type="float">
            <text:p>30</text:p>
          </table:table-cell>
          <table:table-cell table:formula="of:=[.H6]+8" office:value-type="float" office:value="31" calcext:value-type="float">
            <text:p>31</text:p>
          </table:table-cell>
          <table:table-cell table:number-columns-repeated="2"/>
          <table:table-cell table:formula="of:=ROUND([.$B$1]*SIN([.A7]/[.$A$1]*2*PI());0)" office:value-type="float" office:value="30273" calcext:value-type="float">
            <text:p>30273</text:p>
          </table:table-cell>
          <table:table-cell table:formula="of:=ROUND([.$B$1]*SIN([.B7]/[.$A$1]*2*PI());0)" office:value-type="float" office:value="30852" calcext:value-type="float">
            <text:p>30852</text:p>
          </table:table-cell>
          <table:table-cell table:formula="of:=ROUND([.$B$1]*SIN([.C7]/[.$A$1]*2*PI());0)" office:value-type="float" office:value="31356" calcext:value-type="float">
            <text:p>31356</text:p>
          </table:table-cell>
          <table:table-cell table:formula="of:=ROUND([.$B$1]*SIN([.D7]/[.$A$1]*2*PI());0)" office:value-type="float" office:value="31785" calcext:value-type="float">
            <text:p>31785</text:p>
          </table:table-cell>
          <table:table-cell table:formula="of:=ROUND([.$B$1]*SIN([.E7]/[.$A$1]*2*PI());0)" office:value-type="float" office:value="32137" calcext:value-type="float">
            <text:p>32137</text:p>
          </table:table-cell>
          <table:table-cell table:formula="of:=ROUND([.$B$1]*SIN([.F7]/[.$A$1]*2*PI());0)" office:value-type="float" office:value="32412" calcext:value-type="float">
            <text:p>32412</text:p>
          </table:table-cell>
          <table:table-cell table:formula="of:=ROUND([.$B$1]*SIN([.G7]/[.$A$1]*2*PI());0)" office:value-type="float" office:value="32609" calcext:value-type="float">
            <text:p>32609</text:p>
          </table:table-cell>
          <table:table-cell table:formula="of:=ROUND([.$B$1]*SIN([.H7]/[.$A$1]*2*PI());0)" office:value-type="float" office:value="32728" calcext:value-type="float">
            <text:p>32728</text:p>
          </table:table-cell>
          <table:table-cell/>
        </table:table-row>
        <table:table-row table:style-name="ro1">
          <table:table-cell table:formula="of:=[.A7]+8" office:value-type="float" office:value="32" calcext:value-type="float">
            <text:p>32</text:p>
          </table:table-cell>
          <table:table-cell table:formula="of:=[.B7]+8" office:value-type="float" office:value="33" calcext:value-type="float">
            <text:p>33</text:p>
          </table:table-cell>
          <table:table-cell table:formula="of:=[.C7]+8" office:value-type="float" office:value="34" calcext:value-type="float">
            <text:p>34</text:p>
          </table:table-cell>
          <table:table-cell table:formula="of:=[.D7]+8" office:value-type="float" office:value="35" calcext:value-type="float">
            <text:p>35</text:p>
          </table:table-cell>
          <table:table-cell table:formula="of:=[.E7]+8" office:value-type="float" office:value="36" calcext:value-type="float">
            <text:p>36</text:p>
          </table:table-cell>
          <table:table-cell table:formula="of:=[.F7]+8" office:value-type="float" office:value="37" calcext:value-type="float">
            <text:p>37</text:p>
          </table:table-cell>
          <table:table-cell table:formula="of:=[.G7]+8" office:value-type="float" office:value="38" calcext:value-type="float">
            <text:p>38</text:p>
          </table:table-cell>
          <table:table-cell table:formula="of:=[.H7]+8" office:value-type="float" office:value="39" calcext:value-type="float">
            <text:p>39</text:p>
          </table:table-cell>
          <table:table-cell table:number-columns-repeated="2"/>
          <table:table-cell table:formula="of:=ROUND([.$B$1]*SIN([.A8]/[.$A$1]*2*PI());0)" office:value-type="float" office:value="32767" calcext:value-type="float">
            <text:p>32767</text:p>
          </table:table-cell>
          <table:table-cell table:formula="of:=ROUND([.$B$1]*SIN([.B8]/[.$A$1]*2*PI());0)" office:value-type="float" office:value="32728" calcext:value-type="float">
            <text:p>32728</text:p>
          </table:table-cell>
          <table:table-cell table:formula="of:=ROUND([.$B$1]*SIN([.C8]/[.$A$1]*2*PI());0)" office:value-type="float" office:value="32609" calcext:value-type="float">
            <text:p>32609</text:p>
          </table:table-cell>
          <table:table-cell table:formula="of:=ROUND([.$B$1]*SIN([.D8]/[.$A$1]*2*PI());0)" office:value-type="float" office:value="32412" calcext:value-type="float">
            <text:p>32412</text:p>
          </table:table-cell>
          <table:table-cell table:formula="of:=ROUND([.$B$1]*SIN([.E8]/[.$A$1]*2*PI());0)" office:value-type="float" office:value="32137" calcext:value-type="float">
            <text:p>32137</text:p>
          </table:table-cell>
          <table:table-cell table:formula="of:=ROUND([.$B$1]*SIN([.F8]/[.$A$1]*2*PI());0)" office:value-type="float" office:value="31785" calcext:value-type="float">
            <text:p>31785</text:p>
          </table:table-cell>
          <table:table-cell table:formula="of:=ROUND([.$B$1]*SIN([.G8]/[.$A$1]*2*PI());0)" office:value-type="float" office:value="31356" calcext:value-type="float">
            <text:p>31356</text:p>
          </table:table-cell>
          <table:table-cell table:formula="of:=ROUND([.$B$1]*SIN([.H8]/[.$A$1]*2*PI());0)" office:value-type="float" office:value="30852" calcext:value-type="float">
            <text:p>30852</text:p>
          </table:table-cell>
          <table:table-cell/>
        </table:table-row>
        <table:table-row table:style-name="ro1">
          <table:table-cell table:formula="of:=[.A8]+8" office:value-type="float" office:value="40" calcext:value-type="float">
            <text:p>40</text:p>
          </table:table-cell>
          <table:table-cell table:formula="of:=[.B8]+8" office:value-type="float" office:value="41" calcext:value-type="float">
            <text:p>41</text:p>
          </table:table-cell>
          <table:table-cell table:formula="of:=[.C8]+8" office:value-type="float" office:value="42" calcext:value-type="float">
            <text:p>42</text:p>
          </table:table-cell>
          <table:table-cell table:formula="of:=[.D8]+8" office:value-type="float" office:value="43" calcext:value-type="float">
            <text:p>43</text:p>
          </table:table-cell>
          <table:table-cell table:formula="of:=[.E8]+8" office:value-type="float" office:value="44" calcext:value-type="float">
            <text:p>44</text:p>
          </table:table-cell>
          <table:table-cell table:formula="of:=[.F8]+8" office:value-type="float" office:value="45" calcext:value-type="float">
            <text:p>45</text:p>
          </table:table-cell>
          <table:table-cell table:formula="of:=[.G8]+8" office:value-type="float" office:value="46" calcext:value-type="float">
            <text:p>46</text:p>
          </table:table-cell>
          <table:table-cell table:formula="of:=[.H8]+8" office:value-type="float" office:value="47" calcext:value-type="float">
            <text:p>47</text:p>
          </table:table-cell>
          <table:table-cell table:number-columns-repeated="2"/>
          <table:table-cell table:formula="of:=ROUND([.$B$1]*SIN([.A9]/[.$A$1]*2*PI());0)" office:value-type="float" office:value="30273" calcext:value-type="float">
            <text:p>30273</text:p>
          </table:table-cell>
          <table:table-cell table:formula="of:=ROUND([.$B$1]*SIN([.B9]/[.$A$1]*2*PI());0)" office:value-type="float" office:value="29621" calcext:value-type="float">
            <text:p>29621</text:p>
          </table:table-cell>
          <table:table-cell table:formula="of:=ROUND([.$B$1]*SIN([.C9]/[.$A$1]*2*PI());0)" office:value-type="float" office:value="28898" calcext:value-type="float">
            <text:p>28898</text:p>
          </table:table-cell>
          <table:table-cell table:formula="of:=ROUND([.$B$1]*SIN([.D9]/[.$A$1]*2*PI());0)" office:value-type="float" office:value="28105" calcext:value-type="float">
            <text:p>28105</text:p>
          </table:table-cell>
          <table:table-cell table:formula="of:=ROUND([.$B$1]*SIN([.E9]/[.$A$1]*2*PI());0)" office:value-type="float" office:value="27245" calcext:value-type="float">
            <text:p>27245</text:p>
          </table:table-cell>
          <table:table-cell table:formula="of:=ROUND([.$B$1]*SIN([.F9]/[.$A$1]*2*PI());0)" office:value-type="float" office:value="26319" calcext:value-type="float">
            <text:p>26319</text:p>
          </table:table-cell>
          <table:table-cell table:formula="of:=ROUND([.$B$1]*SIN([.G9]/[.$A$1]*2*PI());0)" office:value-type="float" office:value="25329" calcext:value-type="float">
            <text:p>25329</text:p>
          </table:table-cell>
          <table:table-cell table:formula="of:=ROUND([.$B$1]*SIN([.H9]/[.$A$1]*2*PI());0)" office:value-type="float" office:value="24279" calcext:value-type="float">
            <text:p>24279</text:p>
          </table:table-cell>
          <table:table-cell/>
        </table:table-row>
        <table:table-row table:style-name="ro1">
          <table:table-cell table:formula="of:=[.A9]+8" office:value-type="float" office:value="48" calcext:value-type="float">
            <text:p>48</text:p>
          </table:table-cell>
          <table:table-cell table:formula="of:=[.B9]+8" office:value-type="float" office:value="49" calcext:value-type="float">
            <text:p>49</text:p>
          </table:table-cell>
          <table:table-cell table:formula="of:=[.C9]+8" office:value-type="float" office:value="50" calcext:value-type="float">
            <text:p>50</text:p>
          </table:table-cell>
          <table:table-cell table:formula="of:=[.D9]+8" office:value-type="float" office:value="51" calcext:value-type="float">
            <text:p>51</text:p>
          </table:table-cell>
          <table:table-cell table:formula="of:=[.E9]+8" office:value-type="float" office:value="52" calcext:value-type="float">
            <text:p>52</text:p>
          </table:table-cell>
          <table:table-cell table:formula="of:=[.F9]+8" office:value-type="float" office:value="53" calcext:value-type="float">
            <text:p>53</text:p>
          </table:table-cell>
          <table:table-cell table:formula="of:=[.G9]+8" office:value-type="float" office:value="54" calcext:value-type="float">
            <text:p>54</text:p>
          </table:table-cell>
          <table:table-cell table:formula="of:=[.H9]+8" office:value-type="float" office:value="55" calcext:value-type="float">
            <text:p>55</text:p>
          </table:table-cell>
          <table:table-cell table:number-columns-repeated="2"/>
          <table:table-cell table:formula="of:=ROUND([.$B$1]*SIN([.A10]/[.$A$1]*2*PI());0)" office:value-type="float" office:value="23170" calcext:value-type="float">
            <text:p>23170</text:p>
          </table:table-cell>
          <table:table-cell table:formula="of:=ROUND([.$B$1]*SIN([.B10]/[.$A$1]*2*PI());0)" office:value-type="float" office:value="22005" calcext:value-type="float">
            <text:p>22005</text:p>
          </table:table-cell>
          <table:table-cell table:formula="of:=ROUND([.$B$1]*SIN([.C10]/[.$A$1]*2*PI());0)" office:value-type="float" office:value="20787" calcext:value-type="float">
            <text:p>20787</text:p>
          </table:table-cell>
          <table:table-cell table:formula="of:=ROUND([.$B$1]*SIN([.D10]/[.$A$1]*2*PI());0)" office:value-type="float" office:value="19519" calcext:value-type="float">
            <text:p>19519</text:p>
          </table:table-cell>
          <table:table-cell table:formula="of:=ROUND([.$B$1]*SIN([.E10]/[.$A$1]*2*PI());0)" office:value-type="float" office:value="18204" calcext:value-type="float">
            <text:p>18204</text:p>
          </table:table-cell>
          <table:table-cell table:formula="of:=ROUND([.$B$1]*SIN([.F10]/[.$A$1]*2*PI());0)" office:value-type="float" office:value="16846" calcext:value-type="float">
            <text:p>16846</text:p>
          </table:table-cell>
          <table:table-cell table:formula="of:=ROUND([.$B$1]*SIN([.G10]/[.$A$1]*2*PI());0)" office:value-type="float" office:value="15446" calcext:value-type="float">
            <text:p>15446</text:p>
          </table:table-cell>
          <table:table-cell table:formula="of:=ROUND([.$B$1]*SIN([.H10]/[.$A$1]*2*PI());0)" office:value-type="float" office:value="14010" calcext:value-type="float">
            <text:p>14010</text:p>
          </table:table-cell>
          <table:table-cell/>
        </table:table-row>
        <table:table-row table:style-name="ro1">
          <table:table-cell table:formula="of:=[.A10]+8" office:value-type="float" office:value="56" calcext:value-type="float">
            <text:p>56</text:p>
          </table:table-cell>
          <table:table-cell table:formula="of:=[.B10]+8" office:value-type="float" office:value="57" calcext:value-type="float">
            <text:p>57</text:p>
          </table:table-cell>
          <table:table-cell table:formula="of:=[.C10]+8" office:value-type="float" office:value="58" calcext:value-type="float">
            <text:p>58</text:p>
          </table:table-cell>
          <table:table-cell table:formula="of:=[.D10]+8" office:value-type="float" office:value="59" calcext:value-type="float">
            <text:p>59</text:p>
          </table:table-cell>
          <table:table-cell table:formula="of:=[.E10]+8" office:value-type="float" office:value="60" calcext:value-type="float">
            <text:p>60</text:p>
          </table:table-cell>
          <table:table-cell table:formula="of:=[.F10]+8" office:value-type="float" office:value="61" calcext:value-type="float">
            <text:p>61</text:p>
          </table:table-cell>
          <table:table-cell table:formula="of:=[.G10]+8" office:value-type="float" office:value="62" calcext:value-type="float">
            <text:p>62</text:p>
          </table:table-cell>
          <table:table-cell table:formula="of:=[.H10]+8" office:value-type="float" office:value="63" calcext:value-type="float">
            <text:p>63</text:p>
          </table:table-cell>
          <table:table-cell table:number-columns-repeated="2"/>
          <table:table-cell table:formula="of:=ROUND([.$B$1]*SIN([.A11]/[.$A$1]*2*PI());0)" office:value-type="float" office:value="12539" calcext:value-type="float">
            <text:p>12539</text:p>
          </table:table-cell>
          <table:table-cell table:formula="of:=ROUND([.$B$1]*SIN([.B11]/[.$A$1]*2*PI());0)" office:value-type="float" office:value="11039" calcext:value-type="float">
            <text:p>11039</text:p>
          </table:table-cell>
          <table:table-cell table:formula="of:=ROUND([.$B$1]*SIN([.C11]/[.$A$1]*2*PI());0)" office:value-type="float" office:value="9512" calcext:value-type="float">
            <text:p>9512</text:p>
          </table:table-cell>
          <table:table-cell table:formula="of:=ROUND([.$B$1]*SIN([.D11]/[.$A$1]*2*PI());0)" office:value-type="float" office:value="7962" calcext:value-type="float">
            <text:p>7962</text:p>
          </table:table-cell>
          <table:table-cell table:formula="of:=ROUND([.$B$1]*SIN([.E11]/[.$A$1]*2*PI());0)" office:value-type="float" office:value="6393" calcext:value-type="float">
            <text:p>6393</text:p>
          </table:table-cell>
          <table:table-cell table:formula="of:=ROUND([.$B$1]*SIN([.F11]/[.$A$1]*2*PI());0)" office:value-type="float" office:value="4808" calcext:value-type="float">
            <text:p>4808</text:p>
          </table:table-cell>
          <table:table-cell table:formula="of:=ROUND([.$B$1]*SIN([.G11]/[.$A$1]*2*PI());0)" office:value-type="float" office:value="3212" calcext:value-type="float">
            <text:p>3212</text:p>
          </table:table-cell>
          <table:table-cell table:formula="of:=ROUND([.$B$1]*SIN([.H11]/[.$A$1]*2*PI());0)" office:value-type="float" office:value="1608" calcext:value-type="float">
            <text:p>1608</text:p>
          </table:table-cell>
          <table:table-cell/>
        </table:table-row>
        <table:table-row table:style-name="ro1">
          <table:table-cell table:formula="of:=[.A11]+8" office:value-type="float" office:value="64" calcext:value-type="float">
            <text:p>64</text:p>
          </table:table-cell>
          <table:table-cell table:formula="of:=[.B11]+8" office:value-type="float" office:value="65" calcext:value-type="float">
            <text:p>65</text:p>
          </table:table-cell>
          <table:table-cell table:formula="of:=[.C11]+8" office:value-type="float" office:value="66" calcext:value-type="float">
            <text:p>66</text:p>
          </table:table-cell>
          <table:table-cell table:formula="of:=[.D11]+8" office:value-type="float" office:value="67" calcext:value-type="float">
            <text:p>67</text:p>
          </table:table-cell>
          <table:table-cell table:formula="of:=[.E11]+8" office:value-type="float" office:value="68" calcext:value-type="float">
            <text:p>68</text:p>
          </table:table-cell>
          <table:table-cell table:formula="of:=[.F11]+8" office:value-type="float" office:value="69" calcext:value-type="float">
            <text:p>69</text:p>
          </table:table-cell>
          <table:table-cell table:formula="of:=[.G11]+8" office:value-type="float" office:value="70" calcext:value-type="float">
            <text:p>70</text:p>
          </table:table-cell>
          <table:table-cell table:formula="of:=[.H11]+8" office:value-type="float" office:value="71" calcext:value-type="float">
            <text:p>71</text:p>
          </table:table-cell>
          <table:table-cell table:number-columns-repeated="2"/>
          <table:table-cell table:formula="of:=ROUND([.$B$1]*SIN([.A12]/[.$A$1]*2*PI());0)" office:value-type="float" office:value="0" calcext:value-type="float">
            <text:p>0</text:p>
          </table:table-cell>
          <table:table-cell table:formula="of:=ROUND([.$B$1]*SIN([.B12]/[.$A$1]*2*PI());0)" office:value-type="float" office:value="-1608" calcext:value-type="float">
            <text:p>-1608</text:p>
          </table:table-cell>
          <table:table-cell table:formula="of:=ROUND([.$B$1]*SIN([.C12]/[.$A$1]*2*PI());0)" office:value-type="float" office:value="-3212" calcext:value-type="float">
            <text:p>-3212</text:p>
          </table:table-cell>
          <table:table-cell table:formula="of:=ROUND([.$B$1]*SIN([.D12]/[.$A$1]*2*PI());0)" office:value-type="float" office:value="-4808" calcext:value-type="float">
            <text:p>-4808</text:p>
          </table:table-cell>
          <table:table-cell table:formula="of:=ROUND([.$B$1]*SIN([.E12]/[.$A$1]*2*PI());0)" office:value-type="float" office:value="-6393" calcext:value-type="float">
            <text:p>-6393</text:p>
          </table:table-cell>
          <table:table-cell table:formula="of:=ROUND([.$B$1]*SIN([.F12]/[.$A$1]*2*PI());0)" office:value-type="float" office:value="-7962" calcext:value-type="float">
            <text:p>-7962</text:p>
          </table:table-cell>
          <table:table-cell table:formula="of:=ROUND([.$B$1]*SIN([.G12]/[.$A$1]*2*PI());0)" office:value-type="float" office:value="-9512" calcext:value-type="float">
            <text:p>-9512</text:p>
          </table:table-cell>
          <table:table-cell table:formula="of:=ROUND([.$B$1]*SIN([.H12]/[.$A$1]*2*PI());0)" office:value-type="float" office:value="-11039" calcext:value-type="float">
            <text:p>-11039</text:p>
          </table:table-cell>
          <table:table-cell/>
        </table:table-row>
        <table:table-row table:style-name="ro1">
          <table:table-cell table:formula="of:=[.A12]+8" office:value-type="float" office:value="72" calcext:value-type="float">
            <text:p>72</text:p>
          </table:table-cell>
          <table:table-cell table:formula="of:=[.B12]+8" office:value-type="float" office:value="73" calcext:value-type="float">
            <text:p>73</text:p>
          </table:table-cell>
          <table:table-cell table:formula="of:=[.C12]+8" office:value-type="float" office:value="74" calcext:value-type="float">
            <text:p>74</text:p>
          </table:table-cell>
          <table:table-cell table:formula="of:=[.D12]+8" office:value-type="float" office:value="75" calcext:value-type="float">
            <text:p>75</text:p>
          </table:table-cell>
          <table:table-cell table:formula="of:=[.E12]+8" office:value-type="float" office:value="76" calcext:value-type="float">
            <text:p>76</text:p>
          </table:table-cell>
          <table:table-cell table:formula="of:=[.F12]+8" office:value-type="float" office:value="77" calcext:value-type="float">
            <text:p>77</text:p>
          </table:table-cell>
          <table:table-cell table:formula="of:=[.G12]+8" office:value-type="float" office:value="78" calcext:value-type="float">
            <text:p>78</text:p>
          </table:table-cell>
          <table:table-cell table:formula="of:=[.H12]+8" office:value-type="float" office:value="79" calcext:value-type="float">
            <text:p>79</text:p>
          </table:table-cell>
          <table:table-cell table:number-columns-repeated="2"/>
          <table:table-cell table:formula="of:=ROUND([.$B$1]*SIN([.A13]/[.$A$1]*2*PI());0)" office:value-type="float" office:value="-12539" calcext:value-type="float">
            <text:p>-12539</text:p>
          </table:table-cell>
          <table:table-cell table:formula="of:=ROUND([.$B$1]*SIN([.B13]/[.$A$1]*2*PI());0)" office:value-type="float" office:value="-14010" calcext:value-type="float">
            <text:p>-14010</text:p>
          </table:table-cell>
          <table:table-cell table:formula="of:=ROUND([.$B$1]*SIN([.C13]/[.$A$1]*2*PI());0)" office:value-type="float" office:value="-15446" calcext:value-type="float">
            <text:p>-15446</text:p>
          </table:table-cell>
          <table:table-cell table:formula="of:=ROUND([.$B$1]*SIN([.D13]/[.$A$1]*2*PI());0)" office:value-type="float" office:value="-16846" calcext:value-type="float">
            <text:p>-16846</text:p>
          </table:table-cell>
          <table:table-cell table:formula="of:=ROUND([.$B$1]*SIN([.E13]/[.$A$1]*2*PI());0)" office:value-type="float" office:value="-18204" calcext:value-type="float">
            <text:p>-18204</text:p>
          </table:table-cell>
          <table:table-cell table:formula="of:=ROUND([.$B$1]*SIN([.F13]/[.$A$1]*2*PI());0)" office:value-type="float" office:value="-19519" calcext:value-type="float">
            <text:p>-19519</text:p>
          </table:table-cell>
          <table:table-cell table:formula="of:=ROUND([.$B$1]*SIN([.G13]/[.$A$1]*2*PI());0)" office:value-type="float" office:value="-20787" calcext:value-type="float">
            <text:p>-20787</text:p>
          </table:table-cell>
          <table:table-cell table:formula="of:=ROUND([.$B$1]*SIN([.H13]/[.$A$1]*2*PI());0)" office:value-type="float" office:value="-22005" calcext:value-type="float">
            <text:p>-22005</text:p>
          </table:table-cell>
          <table:table-cell/>
        </table:table-row>
        <table:table-row table:style-name="ro1">
          <table:table-cell table:formula="of:=[.A13]+8" office:value-type="float" office:value="80" calcext:value-type="float">
            <text:p>80</text:p>
          </table:table-cell>
          <table:table-cell table:formula="of:=[.B13]+8" office:value-type="float" office:value="81" calcext:value-type="float">
            <text:p>81</text:p>
          </table:table-cell>
          <table:table-cell table:formula="of:=[.C13]+8" office:value-type="float" office:value="82" calcext:value-type="float">
            <text:p>82</text:p>
          </table:table-cell>
          <table:table-cell table:formula="of:=[.D13]+8" office:value-type="float" office:value="83" calcext:value-type="float">
            <text:p>83</text:p>
          </table:table-cell>
          <table:table-cell table:formula="of:=[.E13]+8" office:value-type="float" office:value="84" calcext:value-type="float">
            <text:p>84</text:p>
          </table:table-cell>
          <table:table-cell table:formula="of:=[.F13]+8" office:value-type="float" office:value="85" calcext:value-type="float">
            <text:p>85</text:p>
          </table:table-cell>
          <table:table-cell table:formula="of:=[.G13]+8" office:value-type="float" office:value="86" calcext:value-type="float">
            <text:p>86</text:p>
          </table:table-cell>
          <table:table-cell table:formula="of:=[.H13]+8" office:value-type="float" office:value="87" calcext:value-type="float">
            <text:p>87</text:p>
          </table:table-cell>
          <table:table-cell table:number-columns-repeated="2"/>
          <table:table-cell table:formula="of:=ROUND([.$B$1]*SIN([.A14]/[.$A$1]*2*PI());0)" office:value-type="float" office:value="-23170" calcext:value-type="float">
            <text:p>-23170</text:p>
          </table:table-cell>
          <table:table-cell table:formula="of:=ROUND([.$B$1]*SIN([.B14]/[.$A$1]*2*PI());0)" office:value-type="float" office:value="-24279" calcext:value-type="float">
            <text:p>-24279</text:p>
          </table:table-cell>
          <table:table-cell table:formula="of:=ROUND([.$B$1]*SIN([.C14]/[.$A$1]*2*PI());0)" office:value-type="float" office:value="-25329" calcext:value-type="float">
            <text:p>-25329</text:p>
          </table:table-cell>
          <table:table-cell table:formula="of:=ROUND([.$B$1]*SIN([.D14]/[.$A$1]*2*PI());0)" office:value-type="float" office:value="-26319" calcext:value-type="float">
            <text:p>-26319</text:p>
          </table:table-cell>
          <table:table-cell table:formula="of:=ROUND([.$B$1]*SIN([.E14]/[.$A$1]*2*PI());0)" office:value-type="float" office:value="-27245" calcext:value-type="float">
            <text:p>-27245</text:p>
          </table:table-cell>
          <table:table-cell table:formula="of:=ROUND([.$B$1]*SIN([.F14]/[.$A$1]*2*PI());0)" office:value-type="float" office:value="-28105" calcext:value-type="float">
            <text:p>-28105</text:p>
          </table:table-cell>
          <table:table-cell table:formula="of:=ROUND([.$B$1]*SIN([.G14]/[.$A$1]*2*PI());0)" office:value-type="float" office:value="-28898" calcext:value-type="float">
            <text:p>-28898</text:p>
          </table:table-cell>
          <table:table-cell table:formula="of:=ROUND([.$B$1]*SIN([.H14]/[.$A$1]*2*PI());0)" office:value-type="float" office:value="-29621" calcext:value-type="float">
            <text:p>-29621</text:p>
          </table:table-cell>
          <table:table-cell/>
        </table:table-row>
        <table:table-row table:style-name="ro1">
          <table:table-cell table:formula="of:=[.A14]+8" office:value-type="float" office:value="88" calcext:value-type="float">
            <text:p>88</text:p>
          </table:table-cell>
          <table:table-cell table:formula="of:=[.B14]+8" office:value-type="float" office:value="89" calcext:value-type="float">
            <text:p>89</text:p>
          </table:table-cell>
          <table:table-cell table:formula="of:=[.C14]+8" office:value-type="float" office:value="90" calcext:value-type="float">
            <text:p>90</text:p>
          </table:table-cell>
          <table:table-cell table:formula="of:=[.D14]+8" office:value-type="float" office:value="91" calcext:value-type="float">
            <text:p>91</text:p>
          </table:table-cell>
          <table:table-cell table:formula="of:=[.E14]+8" office:value-type="float" office:value="92" calcext:value-type="float">
            <text:p>92</text:p>
          </table:table-cell>
          <table:table-cell table:formula="of:=[.F14]+8" office:value-type="float" office:value="93" calcext:value-type="float">
            <text:p>93</text:p>
          </table:table-cell>
          <table:table-cell table:formula="of:=[.G14]+8" office:value-type="float" office:value="94" calcext:value-type="float">
            <text:p>94</text:p>
          </table:table-cell>
          <table:table-cell table:formula="of:=[.H14]+8" office:value-type="float" office:value="95" calcext:value-type="float">
            <text:p>95</text:p>
          </table:table-cell>
          <table:table-cell table:number-columns-repeated="2"/>
          <table:table-cell table:formula="of:=ROUND([.$B$1]*SIN([.A15]/[.$A$1]*2*PI());0)" office:value-type="float" office:value="-30273" calcext:value-type="float">
            <text:p>-30273</text:p>
          </table:table-cell>
          <table:table-cell table:formula="of:=ROUND([.$B$1]*SIN([.B15]/[.$A$1]*2*PI());0)" office:value-type="float" office:value="-30852" calcext:value-type="float">
            <text:p>-30852</text:p>
          </table:table-cell>
          <table:table-cell table:formula="of:=ROUND([.$B$1]*SIN([.C15]/[.$A$1]*2*PI());0)" office:value-type="float" office:value="-31356" calcext:value-type="float">
            <text:p>-31356</text:p>
          </table:table-cell>
          <table:table-cell table:formula="of:=ROUND([.$B$1]*SIN([.D15]/[.$A$1]*2*PI());0)" office:value-type="float" office:value="-31785" calcext:value-type="float">
            <text:p>-31785</text:p>
          </table:table-cell>
          <table:table-cell table:formula="of:=ROUND([.$B$1]*SIN([.E15]/[.$A$1]*2*PI());0)" office:value-type="float" office:value="-32137" calcext:value-type="float">
            <text:p>-32137</text:p>
          </table:table-cell>
          <table:table-cell table:formula="of:=ROUND([.$B$1]*SIN([.F15]/[.$A$1]*2*PI());0)" office:value-type="float" office:value="-32412" calcext:value-type="float">
            <text:p>-32412</text:p>
          </table:table-cell>
          <table:table-cell table:formula="of:=ROUND([.$B$1]*SIN([.G15]/[.$A$1]*2*PI());0)" office:value-type="float" office:value="-32609" calcext:value-type="float">
            <text:p>-32609</text:p>
          </table:table-cell>
          <table:table-cell table:formula="of:=ROUND([.$B$1]*SIN([.H15]/[.$A$1]*2*PI());0)" office:value-type="float" office:value="-32728" calcext:value-type="float">
            <text:p>-32728</text:p>
          </table:table-cell>
          <table:table-cell/>
        </table:table-row>
        <table:table-row table:style-name="ro1">
          <table:table-cell table:formula="of:=[.A15]+8" office:value-type="float" office:value="96" calcext:value-type="float">
            <text:p>96</text:p>
          </table:table-cell>
          <table:table-cell table:formula="of:=[.B15]+8" office:value-type="float" office:value="97" calcext:value-type="float">
            <text:p>97</text:p>
          </table:table-cell>
          <table:table-cell table:formula="of:=[.C15]+8" office:value-type="float" office:value="98" calcext:value-type="float">
            <text:p>98</text:p>
          </table:table-cell>
          <table:table-cell table:formula="of:=[.D15]+8" office:value-type="float" office:value="99" calcext:value-type="float">
            <text:p>99</text:p>
          </table:table-cell>
          <table:table-cell table:formula="of:=[.E15]+8" office:value-type="float" office:value="100" calcext:value-type="float">
            <text:p>100</text:p>
          </table:table-cell>
          <table:table-cell table:formula="of:=[.F15]+8" office:value-type="float" office:value="101" calcext:value-type="float">
            <text:p>101</text:p>
          </table:table-cell>
          <table:table-cell table:formula="of:=[.G15]+8" office:value-type="float" office:value="102" calcext:value-type="float">
            <text:p>102</text:p>
          </table:table-cell>
          <table:table-cell table:formula="of:=[.H15]+8" office:value-type="float" office:value="103" calcext:value-type="float">
            <text:p>103</text:p>
          </table:table-cell>
          <table:table-cell table:number-columns-repeated="2"/>
          <table:table-cell table:formula="of:=ROUND([.$B$1]*SIN([.A16]/[.$A$1]*2*PI());0)" office:value-type="float" office:value="-32767" calcext:value-type="float">
            <text:p>-32767</text:p>
          </table:table-cell>
          <table:table-cell table:formula="of:=ROUND([.$B$1]*SIN([.B16]/[.$A$1]*2*PI());0)" office:value-type="float" office:value="-32728" calcext:value-type="float">
            <text:p>-32728</text:p>
          </table:table-cell>
          <table:table-cell table:formula="of:=ROUND([.$B$1]*SIN([.C16]/[.$A$1]*2*PI());0)" office:value-type="float" office:value="-32609" calcext:value-type="float">
            <text:p>-32609</text:p>
          </table:table-cell>
          <table:table-cell table:formula="of:=ROUND([.$B$1]*SIN([.D16]/[.$A$1]*2*PI());0)" office:value-type="float" office:value="-32412" calcext:value-type="float">
            <text:p>-32412</text:p>
          </table:table-cell>
          <table:table-cell table:formula="of:=ROUND([.$B$1]*SIN([.E16]/[.$A$1]*2*PI());0)" office:value-type="float" office:value="-32137" calcext:value-type="float">
            <text:p>-32137</text:p>
          </table:table-cell>
          <table:table-cell table:formula="of:=ROUND([.$B$1]*SIN([.F16]/[.$A$1]*2*PI());0)" office:value-type="float" office:value="-31785" calcext:value-type="float">
            <text:p>-31785</text:p>
          </table:table-cell>
          <table:table-cell table:formula="of:=ROUND([.$B$1]*SIN([.G16]/[.$A$1]*2*PI());0)" office:value-type="float" office:value="-31356" calcext:value-type="float">
            <text:p>-31356</text:p>
          </table:table-cell>
          <table:table-cell table:formula="of:=ROUND([.$B$1]*SIN([.H16]/[.$A$1]*2*PI());0)" office:value-type="float" office:value="-30852" calcext:value-type="float">
            <text:p>-30852</text:p>
          </table:table-cell>
          <table:table-cell/>
        </table:table-row>
        <table:table-row table:style-name="ro1">
          <table:table-cell table:formula="of:=[.A16]+8" office:value-type="float" office:value="104" calcext:value-type="float">
            <text:p>104</text:p>
          </table:table-cell>
          <table:table-cell table:formula="of:=[.B16]+8" office:value-type="float" office:value="105" calcext:value-type="float">
            <text:p>105</text:p>
          </table:table-cell>
          <table:table-cell table:formula="of:=[.C16]+8" office:value-type="float" office:value="106" calcext:value-type="float">
            <text:p>106</text:p>
          </table:table-cell>
          <table:table-cell table:formula="of:=[.D16]+8" office:value-type="float" office:value="107" calcext:value-type="float">
            <text:p>107</text:p>
          </table:table-cell>
          <table:table-cell table:formula="of:=[.E16]+8" office:value-type="float" office:value="108" calcext:value-type="float">
            <text:p>108</text:p>
          </table:table-cell>
          <table:table-cell table:formula="of:=[.F16]+8" office:value-type="float" office:value="109" calcext:value-type="float">
            <text:p>109</text:p>
          </table:table-cell>
          <table:table-cell table:formula="of:=[.G16]+8" office:value-type="float" office:value="110" calcext:value-type="float">
            <text:p>110</text:p>
          </table:table-cell>
          <table:table-cell table:formula="of:=[.H16]+8" office:value-type="float" office:value="111" calcext:value-type="float">
            <text:p>111</text:p>
          </table:table-cell>
          <table:table-cell table:number-columns-repeated="2"/>
          <table:table-cell table:formula="of:=ROUND([.$B$1]*SIN([.A17]/[.$A$1]*2*PI());0)" office:value-type="float" office:value="-30273" calcext:value-type="float">
            <text:p>-30273</text:p>
          </table:table-cell>
          <table:table-cell table:formula="of:=ROUND([.$B$1]*SIN([.B17]/[.$A$1]*2*PI());0)" office:value-type="float" office:value="-29621" calcext:value-type="float">
            <text:p>-29621</text:p>
          </table:table-cell>
          <table:table-cell table:formula="of:=ROUND([.$B$1]*SIN([.C17]/[.$A$1]*2*PI());0)" office:value-type="float" office:value="-28898" calcext:value-type="float">
            <text:p>-28898</text:p>
          </table:table-cell>
          <table:table-cell table:formula="of:=ROUND([.$B$1]*SIN([.D17]/[.$A$1]*2*PI());0)" office:value-type="float" office:value="-28105" calcext:value-type="float">
            <text:p>-28105</text:p>
          </table:table-cell>
          <table:table-cell table:formula="of:=ROUND([.$B$1]*SIN([.E17]/[.$A$1]*2*PI());0)" office:value-type="float" office:value="-27245" calcext:value-type="float">
            <text:p>-27245</text:p>
          </table:table-cell>
          <table:table-cell table:formula="of:=ROUND([.$B$1]*SIN([.F17]/[.$A$1]*2*PI());0)" office:value-type="float" office:value="-26319" calcext:value-type="float">
            <text:p>-26319</text:p>
          </table:table-cell>
          <table:table-cell table:formula="of:=ROUND([.$B$1]*SIN([.G17]/[.$A$1]*2*PI());0)" office:value-type="float" office:value="-25329" calcext:value-type="float">
            <text:p>-25329</text:p>
          </table:table-cell>
          <table:table-cell table:formula="of:=ROUND([.$B$1]*SIN([.H17]/[.$A$1]*2*PI());0)" office:value-type="float" office:value="-24279" calcext:value-type="float">
            <text:p>-24279</text:p>
          </table:table-cell>
          <table:table-cell/>
        </table:table-row>
        <table:table-row table:style-name="ro1">
          <table:table-cell table:formula="of:=[.A17]+8" office:value-type="float" office:value="112" calcext:value-type="float">
            <text:p>112</text:p>
          </table:table-cell>
          <table:table-cell table:formula="of:=[.B17]+8" office:value-type="float" office:value="113" calcext:value-type="float">
            <text:p>113</text:p>
          </table:table-cell>
          <table:table-cell table:formula="of:=[.C17]+8" office:value-type="float" office:value="114" calcext:value-type="float">
            <text:p>114</text:p>
          </table:table-cell>
          <table:table-cell table:formula="of:=[.D17]+8" office:value-type="float" office:value="115" calcext:value-type="float">
            <text:p>115</text:p>
          </table:table-cell>
          <table:table-cell table:formula="of:=[.E17]+8" office:value-type="float" office:value="116" calcext:value-type="float">
            <text:p>116</text:p>
          </table:table-cell>
          <table:table-cell table:formula="of:=[.F17]+8" office:value-type="float" office:value="117" calcext:value-type="float">
            <text:p>117</text:p>
          </table:table-cell>
          <table:table-cell table:formula="of:=[.G17]+8" office:value-type="float" office:value="118" calcext:value-type="float">
            <text:p>118</text:p>
          </table:table-cell>
          <table:table-cell table:formula="of:=[.H17]+8" office:value-type="float" office:value="119" calcext:value-type="float">
            <text:p>119</text:p>
          </table:table-cell>
          <table:table-cell table:number-columns-repeated="2"/>
          <table:table-cell table:formula="of:=ROUND([.$B$1]*SIN([.A18]/[.$A$1]*2*PI());0)" office:value-type="float" office:value="-23170" calcext:value-type="float">
            <text:p>-23170</text:p>
          </table:table-cell>
          <table:table-cell table:formula="of:=ROUND([.$B$1]*SIN([.B18]/[.$A$1]*2*PI());0)" office:value-type="float" office:value="-22005" calcext:value-type="float">
            <text:p>-22005</text:p>
          </table:table-cell>
          <table:table-cell table:formula="of:=ROUND([.$B$1]*SIN([.C18]/[.$A$1]*2*PI());0)" office:value-type="float" office:value="-20787" calcext:value-type="float">
            <text:p>-20787</text:p>
          </table:table-cell>
          <table:table-cell table:formula="of:=ROUND([.$B$1]*SIN([.D18]/[.$A$1]*2*PI());0)" office:value-type="float" office:value="-19519" calcext:value-type="float">
            <text:p>-19519</text:p>
          </table:table-cell>
          <table:table-cell table:formula="of:=ROUND([.$B$1]*SIN([.E18]/[.$A$1]*2*PI());0)" office:value-type="float" office:value="-18204" calcext:value-type="float">
            <text:p>-18204</text:p>
          </table:table-cell>
          <table:table-cell table:formula="of:=ROUND([.$B$1]*SIN([.F18]/[.$A$1]*2*PI());0)" office:value-type="float" office:value="-16846" calcext:value-type="float">
            <text:p>-16846</text:p>
          </table:table-cell>
          <table:table-cell table:formula="of:=ROUND([.$B$1]*SIN([.G18]/[.$A$1]*2*PI());0)" office:value-type="float" office:value="-15446" calcext:value-type="float">
            <text:p>-15446</text:p>
          </table:table-cell>
          <table:table-cell table:formula="of:=ROUND([.$B$1]*SIN([.H18]/[.$A$1]*2*PI());0)" office:value-type="float" office:value="-14010" calcext:value-type="float">
            <text:p>-14010</text:p>
          </table:table-cell>
          <table:table-cell/>
        </table:table-row>
        <table:table-row table:style-name="ro1">
          <table:table-cell table:formula="of:=[.A18]+8" office:value-type="float" office:value="120" calcext:value-type="float">
            <text:p>120</text:p>
          </table:table-cell>
          <table:table-cell table:formula="of:=[.B18]+8" office:value-type="float" office:value="121" calcext:value-type="float">
            <text:p>121</text:p>
          </table:table-cell>
          <table:table-cell table:formula="of:=[.C18]+8" office:value-type="float" office:value="122" calcext:value-type="float">
            <text:p>122</text:p>
          </table:table-cell>
          <table:table-cell table:formula="of:=[.D18]+8" office:value-type="float" office:value="123" calcext:value-type="float">
            <text:p>123</text:p>
          </table:table-cell>
          <table:table-cell table:formula="of:=[.E18]+8" office:value-type="float" office:value="124" calcext:value-type="float">
            <text:p>124</text:p>
          </table:table-cell>
          <table:table-cell table:formula="of:=[.F18]+8" office:value-type="float" office:value="125" calcext:value-type="float">
            <text:p>125</text:p>
          </table:table-cell>
          <table:table-cell table:formula="of:=[.G18]+8" office:value-type="float" office:value="126" calcext:value-type="float">
            <text:p>126</text:p>
          </table:table-cell>
          <table:table-cell table:formula="of:=[.H18]+8" office:value-type="float" office:value="127" calcext:value-type="float">
            <text:p>127</text:p>
          </table:table-cell>
          <table:table-cell table:number-columns-repeated="2"/>
          <table:table-cell table:formula="of:=ROUND([.$B$1]*SIN([.A19]/[.$A$1]*2*PI());0)" office:value-type="float" office:value="-12539" calcext:value-type="float">
            <text:p>-12539</text:p>
          </table:table-cell>
          <table:table-cell table:formula="of:=ROUND([.$B$1]*SIN([.B19]/[.$A$1]*2*PI());0)" office:value-type="float" office:value="-11039" calcext:value-type="float">
            <text:p>-11039</text:p>
          </table:table-cell>
          <table:table-cell table:formula="of:=ROUND([.$B$1]*SIN([.C19]/[.$A$1]*2*PI());0)" office:value-type="float" office:value="-9512" calcext:value-type="float">
            <text:p>-9512</text:p>
          </table:table-cell>
          <table:table-cell table:formula="of:=ROUND([.$B$1]*SIN([.D19]/[.$A$1]*2*PI());0)" office:value-type="float" office:value="-7962" calcext:value-type="float">
            <text:p>-7962</text:p>
          </table:table-cell>
          <table:table-cell table:formula="of:=ROUND([.$B$1]*SIN([.E19]/[.$A$1]*2*PI());0)" office:value-type="float" office:value="-6393" calcext:value-type="float">
            <text:p>-6393</text:p>
          </table:table-cell>
          <table:table-cell table:formula="of:=ROUND([.$B$1]*SIN([.F19]/[.$A$1]*2*PI());0)" office:value-type="float" office:value="-4808" calcext:value-type="float">
            <text:p>-4808</text:p>
          </table:table-cell>
          <table:table-cell table:formula="of:=ROUND([.$B$1]*SIN([.G19]/[.$A$1]*2*PI());0)" office:value-type="float" office:value="-3212" calcext:value-type="float">
            <text:p>-3212</text:p>
          </table:table-cell>
          <table:table-cell table:formula="of:=ROUND([.$B$1]*SIN([.H19]/[.$A$1]*2*PI());0)" office:value-type="float" office:value="-1608" calcext:value-type="float">
            <text:p>-1608</text:p>
          </table:table-cell>
          <table:table-cell/>
        </table:table-row>
        <table:table-row table:style-name="ro1">
          <table:table-cell table:formula="of:=[.A19]+8" office:value-type="float" office:value="128" calcext:value-type="float">
            <text:p>128</text:p>
          </table:table-cell>
          <table:table-cell table:formula="of:=[.B19]+8" office:value-type="float" office:value="129" calcext:value-type="float">
            <text:p>129</text:p>
          </table:table-cell>
          <table:table-cell table:formula="of:=[.C19]+8" office:value-type="float" office:value="130" calcext:value-type="float">
            <text:p>130</text:p>
          </table:table-cell>
          <table:table-cell table:formula="of:=[.D19]+8" office:value-type="float" office:value="131" calcext:value-type="float">
            <text:p>131</text:p>
          </table:table-cell>
          <table:table-cell table:formula="of:=[.E19]+8" office:value-type="float" office:value="132" calcext:value-type="float">
            <text:p>132</text:p>
          </table:table-cell>
          <table:table-cell table:formula="of:=[.F19]+8" office:value-type="float" office:value="133" calcext:value-type="float">
            <text:p>133</text:p>
          </table:table-cell>
          <table:table-cell table:formula="of:=[.G19]+8" office:value-type="float" office:value="134" calcext:value-type="float">
            <text:p>134</text:p>
          </table:table-cell>
          <table:table-cell table:formula="of:=[.H19]+8" office:value-type="float" office:value="135" calcext:value-type="float">
            <text:p>135</text:p>
          </table:table-cell>
          <table:table-cell table:number-columns-repeated="2"/>
          <table:table-cell table:formula="of:=ROUND([.$B$1]*SIN([.A20]/[.$A$1]*2*PI());0)" office:value-type="float" office:value="-0" calcext:value-type="float">
            <text:p>0</text:p>
          </table:table-cell>
          <table:table-cell table:formula="of:=ROUND([.$B$1]*SIN([.B20]/[.$A$1]*2*PI());0)" office:value-type="float" office:value="1608" calcext:value-type="float">
            <text:p>1608</text:p>
          </table:table-cell>
          <table:table-cell table:formula="of:=ROUND([.$B$1]*SIN([.C20]/[.$A$1]*2*PI());0)" office:value-type="float" office:value="3212" calcext:value-type="float">
            <text:p>3212</text:p>
          </table:table-cell>
          <table:table-cell table:formula="of:=ROUND([.$B$1]*SIN([.D20]/[.$A$1]*2*PI());0)" office:value-type="float" office:value="4808" calcext:value-type="float">
            <text:p>4808</text:p>
          </table:table-cell>
          <table:table-cell table:formula="of:=ROUND([.$B$1]*SIN([.E20]/[.$A$1]*2*PI());0)" office:value-type="float" office:value="6393" calcext:value-type="float">
            <text:p>6393</text:p>
          </table:table-cell>
          <table:table-cell table:formula="of:=ROUND([.$B$1]*SIN([.F20]/[.$A$1]*2*PI());0)" office:value-type="float" office:value="7962" calcext:value-type="float">
            <text:p>7962</text:p>
          </table:table-cell>
          <table:table-cell table:formula="of:=ROUND([.$B$1]*SIN([.G20]/[.$A$1]*2*PI());0)" office:value-type="float" office:value="9512" calcext:value-type="float">
            <text:p>9512</text:p>
          </table:table-cell>
          <table:table-cell table:formula="of:=ROUND([.$B$1]*SIN([.H20]/[.$A$1]*2*PI());0)" office:value-type="float" office:value="11039" calcext:value-type="float">
            <text:p>11039</text:p>
          </table:table-cell>
          <table:table-cell/>
        </table:table-row>
        <table:table-row table:style-name="ro1">
          <table:table-cell table:formula="of:=[.A20]+8" office:value-type="float" office:value="136" calcext:value-type="float">
            <text:p>136</text:p>
          </table:table-cell>
          <table:table-cell table:formula="of:=[.B20]+8" office:value-type="float" office:value="137" calcext:value-type="float">
            <text:p>137</text:p>
          </table:table-cell>
          <table:table-cell table:formula="of:=[.C20]+8" office:value-type="float" office:value="138" calcext:value-type="float">
            <text:p>138</text:p>
          </table:table-cell>
          <table:table-cell table:formula="of:=[.D20]+8" office:value-type="float" office:value="139" calcext:value-type="float">
            <text:p>139</text:p>
          </table:table-cell>
          <table:table-cell table:formula="of:=[.E20]+8" office:value-type="float" office:value="140" calcext:value-type="float">
            <text:p>140</text:p>
          </table:table-cell>
          <table:table-cell table:formula="of:=[.F20]+8" office:value-type="float" office:value="141" calcext:value-type="float">
            <text:p>141</text:p>
          </table:table-cell>
          <table:table-cell table:formula="of:=[.G20]+8" office:value-type="float" office:value="142" calcext:value-type="float">
            <text:p>142</text:p>
          </table:table-cell>
          <table:table-cell table:formula="of:=[.H20]+8" office:value-type="float" office:value="143" calcext:value-type="float">
            <text:p>143</text:p>
          </table:table-cell>
          <table:table-cell table:number-columns-repeated="2"/>
          <table:table-cell table:formula="of:=ROUND([.$B$1]*SIN([.A21]/[.$A$1]*2*PI());0)" office:value-type="float" office:value="12539" calcext:value-type="float">
            <text:p>12539</text:p>
          </table:table-cell>
          <table:table-cell table:formula="of:=ROUND([.$B$1]*SIN([.B21]/[.$A$1]*2*PI());0)" office:value-type="float" office:value="14010" calcext:value-type="float">
            <text:p>14010</text:p>
          </table:table-cell>
          <table:table-cell table:formula="of:=ROUND([.$B$1]*SIN([.C21]/[.$A$1]*2*PI());0)" office:value-type="float" office:value="15446" calcext:value-type="float">
            <text:p>15446</text:p>
          </table:table-cell>
          <table:table-cell table:formula="of:=ROUND([.$B$1]*SIN([.D21]/[.$A$1]*2*PI());0)" office:value-type="float" office:value="16846" calcext:value-type="float">
            <text:p>16846</text:p>
          </table:table-cell>
          <table:table-cell table:formula="of:=ROUND([.$B$1]*SIN([.E21]/[.$A$1]*2*PI());0)" office:value-type="float" office:value="18204" calcext:value-type="float">
            <text:p>18204</text:p>
          </table:table-cell>
          <table:table-cell table:formula="of:=ROUND([.$B$1]*SIN([.F21]/[.$A$1]*2*PI());0)" office:value-type="float" office:value="19519" calcext:value-type="float">
            <text:p>19519</text:p>
          </table:table-cell>
          <table:table-cell table:formula="of:=ROUND([.$B$1]*SIN([.G21]/[.$A$1]*2*PI());0)" office:value-type="float" office:value="20787" calcext:value-type="float">
            <text:p>20787</text:p>
          </table:table-cell>
          <table:table-cell table:formula="of:=ROUND([.$B$1]*SIN([.H21]/[.$A$1]*2*PI());0)" office:value-type="float" office:value="22005" calcext:value-type="float">
            <text:p>22005</text:p>
          </table:table-cell>
          <table:table-cell/>
        </table:table-row>
        <table:table-row table:style-name="ro1">
          <table:table-cell table:formula="of:=[.A21]+8" office:value-type="float" office:value="144" calcext:value-type="float">
            <text:p>144</text:p>
          </table:table-cell>
          <table:table-cell table:formula="of:=[.B21]+8" office:value-type="float" office:value="145" calcext:value-type="float">
            <text:p>145</text:p>
          </table:table-cell>
          <table:table-cell table:formula="of:=[.C21]+8" office:value-type="float" office:value="146" calcext:value-type="float">
            <text:p>146</text:p>
          </table:table-cell>
          <table:table-cell table:formula="of:=[.D21]+8" office:value-type="float" office:value="147" calcext:value-type="float">
            <text:p>147</text:p>
          </table:table-cell>
          <table:table-cell table:formula="of:=[.E21]+8" office:value-type="float" office:value="148" calcext:value-type="float">
            <text:p>148</text:p>
          </table:table-cell>
          <table:table-cell table:formula="of:=[.F21]+8" office:value-type="float" office:value="149" calcext:value-type="float">
            <text:p>149</text:p>
          </table:table-cell>
          <table:table-cell table:formula="of:=[.G21]+8" office:value-type="float" office:value="150" calcext:value-type="float">
            <text:p>150</text:p>
          </table:table-cell>
          <table:table-cell table:formula="of:=[.H21]+8" office:value-type="float" office:value="151" calcext:value-type="float">
            <text:p>151</text:p>
          </table:table-cell>
          <table:table-cell table:number-columns-repeated="2"/>
          <table:table-cell table:formula="of:=ROUND([.$B$1]*SIN([.A22]/[.$A$1]*2*PI());0)" office:value-type="float" office:value="23170" calcext:value-type="float">
            <text:p>23170</text:p>
          </table:table-cell>
          <table:table-cell table:formula="of:=ROUND([.$B$1]*SIN([.B22]/[.$A$1]*2*PI());0)" office:value-type="float" office:value="24279" calcext:value-type="float">
            <text:p>24279</text:p>
          </table:table-cell>
          <table:table-cell table:formula="of:=ROUND([.$B$1]*SIN([.C22]/[.$A$1]*2*PI());0)" office:value-type="float" office:value="25329" calcext:value-type="float">
            <text:p>25329</text:p>
          </table:table-cell>
          <table:table-cell table:formula="of:=ROUND([.$B$1]*SIN([.D22]/[.$A$1]*2*PI());0)" office:value-type="float" office:value="26319" calcext:value-type="float">
            <text:p>26319</text:p>
          </table:table-cell>
          <table:table-cell table:formula="of:=ROUND([.$B$1]*SIN([.E22]/[.$A$1]*2*PI());0)" office:value-type="float" office:value="27245" calcext:value-type="float">
            <text:p>27245</text:p>
          </table:table-cell>
          <table:table-cell table:formula="of:=ROUND([.$B$1]*SIN([.F22]/[.$A$1]*2*PI());0)" office:value-type="float" office:value="28105" calcext:value-type="float">
            <text:p>28105</text:p>
          </table:table-cell>
          <table:table-cell table:formula="of:=ROUND([.$B$1]*SIN([.G22]/[.$A$1]*2*PI());0)" office:value-type="float" office:value="28898" calcext:value-type="float">
            <text:p>28898</text:p>
          </table:table-cell>
          <table:table-cell table:formula="of:=ROUND([.$B$1]*SIN([.H22]/[.$A$1]*2*PI());0)" office:value-type="float" office:value="29621" calcext:value-type="float">
            <text:p>29621</text:p>
          </table:table-cell>
          <table:table-cell/>
        </table:table-row>
        <table:table-row table:style-name="ro1">
          <table:table-cell table:formula="of:=[.A22]+8" office:value-type="float" office:value="152" calcext:value-type="float">
            <text:p>152</text:p>
          </table:table-cell>
          <table:table-cell table:formula="of:=[.B22]+8" office:value-type="float" office:value="153" calcext:value-type="float">
            <text:p>153</text:p>
          </table:table-cell>
          <table:table-cell table:formula="of:=[.C22]+8" office:value-type="float" office:value="154" calcext:value-type="float">
            <text:p>154</text:p>
          </table:table-cell>
          <table:table-cell table:formula="of:=[.D22]+8" office:value-type="float" office:value="155" calcext:value-type="float">
            <text:p>155</text:p>
          </table:table-cell>
          <table:table-cell table:formula="of:=[.E22]+8" office:value-type="float" office:value="156" calcext:value-type="float">
            <text:p>156</text:p>
          </table:table-cell>
          <table:table-cell table:formula="of:=[.F22]+8" office:value-type="float" office:value="157" calcext:value-type="float">
            <text:p>157</text:p>
          </table:table-cell>
          <table:table-cell table:formula="of:=[.G22]+8" office:value-type="float" office:value="158" calcext:value-type="float">
            <text:p>158</text:p>
          </table:table-cell>
          <table:table-cell table:formula="of:=[.H22]+8" office:value-type="float" office:value="159" calcext:value-type="float">
            <text:p>159</text:p>
          </table:table-cell>
          <table:table-cell table:number-columns-repeated="2"/>
          <table:table-cell table:formula="of:=ROUND([.$B$1]*SIN([.A23]/[.$A$1]*2*PI());0)" office:value-type="float" office:value="30273" calcext:value-type="float">
            <text:p>30273</text:p>
          </table:table-cell>
          <table:table-cell table:formula="of:=ROUND([.$B$1]*SIN([.B23]/[.$A$1]*2*PI());0)" office:value-type="float" office:value="30852" calcext:value-type="float">
            <text:p>30852</text:p>
          </table:table-cell>
          <table:table-cell table:formula="of:=ROUND([.$B$1]*SIN([.C23]/[.$A$1]*2*PI());0)" office:value-type="float" office:value="31356" calcext:value-type="float">
            <text:p>31356</text:p>
          </table:table-cell>
          <table:table-cell table:formula="of:=ROUND([.$B$1]*SIN([.D23]/[.$A$1]*2*PI());0)" office:value-type="float" office:value="31785" calcext:value-type="float">
            <text:p>31785</text:p>
          </table:table-cell>
          <table:table-cell table:formula="of:=ROUND([.$B$1]*SIN([.E23]/[.$A$1]*2*PI());0)" office:value-type="float" office:value="32137" calcext:value-type="float">
            <text:p>32137</text:p>
          </table:table-cell>
          <table:table-cell table:formula="of:=ROUND([.$B$1]*SIN([.F23]/[.$A$1]*2*PI());0)" office:value-type="float" office:value="32412" calcext:value-type="float">
            <text:p>32412</text:p>
          </table:table-cell>
          <table:table-cell table:formula="of:=ROUND([.$B$1]*SIN([.G23]/[.$A$1]*2*PI());0)" office:value-type="float" office:value="32609" calcext:value-type="float">
            <text:p>32609</text:p>
          </table:table-cell>
          <table:table-cell table:formula="of:=ROUND([.$B$1]*SIN([.H23]/[.$A$1]*2*PI());0)" office:value-type="float" office:value="32728" calcext:value-type="float">
            <text:p>32728</text:p>
          </table:table-cell>
          <table:table-cell/>
        </table:table-row>
        <table:table-row table:style-name="ro1">
          <table:table-cell table:formula="of:=[.A23]+8" office:value-type="float" office:value="160" calcext:value-type="float">
            <text:p>160</text:p>
          </table:table-cell>
          <table:table-cell table:formula="of:=[.B23]+8" office:value-type="float" office:value="161" calcext:value-type="float">
            <text:p>161</text:p>
          </table:table-cell>
          <table:table-cell table:formula="of:=[.C23]+8" office:value-type="float" office:value="162" calcext:value-type="float">
            <text:p>162</text:p>
          </table:table-cell>
          <table:table-cell table:formula="of:=[.D23]+8" office:value-type="float" office:value="163" calcext:value-type="float">
            <text:p>163</text:p>
          </table:table-cell>
          <table:table-cell table:formula="of:=[.E23]+8" office:value-type="float" office:value="164" calcext:value-type="float">
            <text:p>164</text:p>
          </table:table-cell>
          <table:table-cell table:formula="of:=[.F23]+8" office:value-type="float" office:value="165" calcext:value-type="float">
            <text:p>165</text:p>
          </table:table-cell>
          <table:table-cell table:formula="of:=[.G23]+8" office:value-type="float" office:value="166" calcext:value-type="float">
            <text:p>166</text:p>
          </table:table-cell>
          <table:table-cell table:formula="of:=[.H23]+8" office:value-type="float" office:value="167" calcext:value-type="float">
            <text:p>167</text:p>
          </table:table-cell>
          <table:table-cell table:number-columns-repeated="2"/>
          <table:table-cell table:formula="of:=ROUND([.$B$1]*SIN([.A24]/[.$A$1]*2*PI());0)" office:value-type="float" office:value="32767" calcext:value-type="float">
            <text:p>32767</text:p>
          </table:table-cell>
          <table:table-cell table:formula="of:=ROUND([.$B$1]*SIN([.B24]/[.$A$1]*2*PI());0)" office:value-type="float" office:value="32728" calcext:value-type="float">
            <text:p>32728</text:p>
          </table:table-cell>
          <table:table-cell table:formula="of:=ROUND([.$B$1]*SIN([.C24]/[.$A$1]*2*PI());0)" office:value-type="float" office:value="32609" calcext:value-type="float">
            <text:p>32609</text:p>
          </table:table-cell>
          <table:table-cell table:formula="of:=ROUND([.$B$1]*SIN([.D24]/[.$A$1]*2*PI());0)" office:value-type="float" office:value="32412" calcext:value-type="float">
            <text:p>32412</text:p>
          </table:table-cell>
          <table:table-cell table:formula="of:=ROUND([.$B$1]*SIN([.E24]/[.$A$1]*2*PI());0)" office:value-type="float" office:value="32137" calcext:value-type="float">
            <text:p>32137</text:p>
          </table:table-cell>
          <table:table-cell table:formula="of:=ROUND([.$B$1]*SIN([.F24]/[.$A$1]*2*PI());0)" office:value-type="float" office:value="31785" calcext:value-type="float">
            <text:p>31785</text:p>
          </table:table-cell>
          <table:table-cell table:formula="of:=ROUND([.$B$1]*SIN([.G24]/[.$A$1]*2*PI());0)" office:value-type="float" office:value="31356" calcext:value-type="float">
            <text:p>31356</text:p>
          </table:table-cell>
          <table:table-cell table:formula="of:=ROUND([.$B$1]*SIN([.H24]/[.$A$1]*2*PI());0)" office:value-type="float" office:value="30852" calcext:value-type="float">
            <text:p>30852</text:p>
          </table:table-cell>
          <table:table-cell/>
        </table:table-row>
        <table:table-row table:style-name="ro1">
          <table:table-cell table:formula="of:=[.A24]+8" office:value-type="float" office:value="168" calcext:value-type="float">
            <text:p>168</text:p>
          </table:table-cell>
          <table:table-cell table:formula="of:=[.B24]+8" office:value-type="float" office:value="169" calcext:value-type="float">
            <text:p>169</text:p>
          </table:table-cell>
          <table:table-cell table:formula="of:=[.C24]+8" office:value-type="float" office:value="170" calcext:value-type="float">
            <text:p>170</text:p>
          </table:table-cell>
          <table:table-cell table:formula="of:=[.D24]+8" office:value-type="float" office:value="171" calcext:value-type="float">
            <text:p>171</text:p>
          </table:table-cell>
          <table:table-cell table:formula="of:=[.E24]+8" office:value-type="float" office:value="172" calcext:value-type="float">
            <text:p>172</text:p>
          </table:table-cell>
          <table:table-cell table:formula="of:=[.F24]+8" office:value-type="float" office:value="173" calcext:value-type="float">
            <text:p>173</text:p>
          </table:table-cell>
          <table:table-cell table:formula="of:=[.G24]+8" office:value-type="float" office:value="174" calcext:value-type="float">
            <text:p>174</text:p>
          </table:table-cell>
          <table:table-cell table:formula="of:=[.H24]+8" office:value-type="float" office:value="175" calcext:value-type="float">
            <text:p>175</text:p>
          </table:table-cell>
          <table:table-cell table:number-columns-repeated="2"/>
          <table:table-cell table:formula="of:=ROUND([.$B$1]*SIN([.A25]/[.$A$1]*2*PI());0)" office:value-type="float" office:value="30273" calcext:value-type="float">
            <text:p>30273</text:p>
          </table:table-cell>
          <table:table-cell table:formula="of:=ROUND([.$B$1]*SIN([.B25]/[.$A$1]*2*PI());0)" office:value-type="float" office:value="29621" calcext:value-type="float">
            <text:p>29621</text:p>
          </table:table-cell>
          <table:table-cell table:formula="of:=ROUND([.$B$1]*SIN([.C25]/[.$A$1]*2*PI());0)" office:value-type="float" office:value="28898" calcext:value-type="float">
            <text:p>28898</text:p>
          </table:table-cell>
          <table:table-cell table:formula="of:=ROUND([.$B$1]*SIN([.D25]/[.$A$1]*2*PI());0)" office:value-type="float" office:value="28105" calcext:value-type="float">
            <text:p>28105</text:p>
          </table:table-cell>
          <table:table-cell table:formula="of:=ROUND([.$B$1]*SIN([.E25]/[.$A$1]*2*PI());0)" office:value-type="float" office:value="27245" calcext:value-type="float">
            <text:p>27245</text:p>
          </table:table-cell>
          <table:table-cell table:formula="of:=ROUND([.$B$1]*SIN([.F25]/[.$A$1]*2*PI());0)" office:value-type="float" office:value="26319" calcext:value-type="float">
            <text:p>26319</text:p>
          </table:table-cell>
          <table:table-cell table:formula="of:=ROUND([.$B$1]*SIN([.G25]/[.$A$1]*2*PI());0)" office:value-type="float" office:value="25329" calcext:value-type="float">
            <text:p>25329</text:p>
          </table:table-cell>
          <table:table-cell table:formula="of:=ROUND([.$B$1]*SIN([.H25]/[.$A$1]*2*PI());0)" office:value-type="float" office:value="24279" calcext:value-type="float">
            <text:p>24279</text:p>
          </table:table-cell>
          <table:table-cell/>
        </table:table-row>
        <table:table-row table:style-name="ro1">
          <table:table-cell table:formula="of:=[.A25]+8" office:value-type="float" office:value="176" calcext:value-type="float">
            <text:p>176</text:p>
          </table:table-cell>
          <table:table-cell table:formula="of:=[.B25]+8" office:value-type="float" office:value="177" calcext:value-type="float">
            <text:p>177</text:p>
          </table:table-cell>
          <table:table-cell table:formula="of:=[.C25]+8" office:value-type="float" office:value="178" calcext:value-type="float">
            <text:p>178</text:p>
          </table:table-cell>
          <table:table-cell table:formula="of:=[.D25]+8" office:value-type="float" office:value="179" calcext:value-type="float">
            <text:p>179</text:p>
          </table:table-cell>
          <table:table-cell table:formula="of:=[.E25]+8" office:value-type="float" office:value="180" calcext:value-type="float">
            <text:p>180</text:p>
          </table:table-cell>
          <table:table-cell table:formula="of:=[.F25]+8" office:value-type="float" office:value="181" calcext:value-type="float">
            <text:p>181</text:p>
          </table:table-cell>
          <table:table-cell table:formula="of:=[.G25]+8" office:value-type="float" office:value="182" calcext:value-type="float">
            <text:p>182</text:p>
          </table:table-cell>
          <table:table-cell table:formula="of:=[.H25]+8" office:value-type="float" office:value="183" calcext:value-type="float">
            <text:p>183</text:p>
          </table:table-cell>
          <table:table-cell table:number-columns-repeated="2"/>
          <table:table-cell table:formula="of:=ROUND([.$B$1]*SIN([.A26]/[.$A$1]*2*PI());0)" office:value-type="float" office:value="23170" calcext:value-type="float">
            <text:p>23170</text:p>
          </table:table-cell>
          <table:table-cell table:formula="of:=ROUND([.$B$1]*SIN([.B26]/[.$A$1]*2*PI());0)" office:value-type="float" office:value="22005" calcext:value-type="float">
            <text:p>22005</text:p>
          </table:table-cell>
          <table:table-cell table:formula="of:=ROUND([.$B$1]*SIN([.C26]/[.$A$1]*2*PI());0)" office:value-type="float" office:value="20787" calcext:value-type="float">
            <text:p>20787</text:p>
          </table:table-cell>
          <table:table-cell table:formula="of:=ROUND([.$B$1]*SIN([.D26]/[.$A$1]*2*PI());0)" office:value-type="float" office:value="19519" calcext:value-type="float">
            <text:p>19519</text:p>
          </table:table-cell>
          <table:table-cell table:formula="of:=ROUND([.$B$1]*SIN([.E26]/[.$A$1]*2*PI());0)" office:value-type="float" office:value="18204" calcext:value-type="float">
            <text:p>18204</text:p>
          </table:table-cell>
          <table:table-cell table:formula="of:=ROUND([.$B$1]*SIN([.F26]/[.$A$1]*2*PI());0)" office:value-type="float" office:value="16846" calcext:value-type="float">
            <text:p>16846</text:p>
          </table:table-cell>
          <table:table-cell table:formula="of:=ROUND([.$B$1]*SIN([.G26]/[.$A$1]*2*PI());0)" office:value-type="float" office:value="15446" calcext:value-type="float">
            <text:p>15446</text:p>
          </table:table-cell>
          <table:table-cell table:formula="of:=ROUND([.$B$1]*SIN([.H26]/[.$A$1]*2*PI());0)" office:value-type="float" office:value="14010" calcext:value-type="float">
            <text:p>14010</text:p>
          </table:table-cell>
          <table:table-cell/>
        </table:table-row>
        <table:table-row table:style-name="ro1">
          <table:table-cell table:formula="of:=[.A26]+8" office:value-type="float" office:value="184" calcext:value-type="float">
            <text:p>184</text:p>
          </table:table-cell>
          <table:table-cell table:formula="of:=[.B26]+8" office:value-type="float" office:value="185" calcext:value-type="float">
            <text:p>185</text:p>
          </table:table-cell>
          <table:table-cell table:formula="of:=[.C26]+8" office:value-type="float" office:value="186" calcext:value-type="float">
            <text:p>186</text:p>
          </table:table-cell>
          <table:table-cell table:formula="of:=[.D26]+8" office:value-type="float" office:value="187" calcext:value-type="float">
            <text:p>187</text:p>
          </table:table-cell>
          <table:table-cell table:formula="of:=[.E26]+8" office:value-type="float" office:value="188" calcext:value-type="float">
            <text:p>188</text:p>
          </table:table-cell>
          <table:table-cell table:formula="of:=[.F26]+8" office:value-type="float" office:value="189" calcext:value-type="float">
            <text:p>189</text:p>
          </table:table-cell>
          <table:table-cell table:formula="of:=[.G26]+8" office:value-type="float" office:value="190" calcext:value-type="float">
            <text:p>190</text:p>
          </table:table-cell>
          <table:table-cell table:formula="of:=[.H26]+8" office:value-type="float" office:value="191" calcext:value-type="float">
            <text:p>191</text:p>
          </table:table-cell>
          <table:table-cell table:number-columns-repeated="2"/>
          <table:table-cell table:formula="of:=ROUND([.$B$1]*SIN([.A27]/[.$A$1]*2*PI());0)" office:value-type="float" office:value="12539" calcext:value-type="float">
            <text:p>12539</text:p>
          </table:table-cell>
          <table:table-cell table:formula="of:=ROUND([.$B$1]*SIN([.B27]/[.$A$1]*2*PI());0)" office:value-type="float" office:value="11039" calcext:value-type="float">
            <text:p>11039</text:p>
          </table:table-cell>
          <table:table-cell table:formula="of:=ROUND([.$B$1]*SIN([.C27]/[.$A$1]*2*PI());0)" office:value-type="float" office:value="9512" calcext:value-type="float">
            <text:p>9512</text:p>
          </table:table-cell>
          <table:table-cell table:formula="of:=ROUND([.$B$1]*SIN([.D27]/[.$A$1]*2*PI());0)" office:value-type="float" office:value="7962" calcext:value-type="float">
            <text:p>7962</text:p>
          </table:table-cell>
          <table:table-cell table:formula="of:=ROUND([.$B$1]*SIN([.E27]/[.$A$1]*2*PI());0)" office:value-type="float" office:value="6393" calcext:value-type="float">
            <text:p>6393</text:p>
          </table:table-cell>
          <table:table-cell table:formula="of:=ROUND([.$B$1]*SIN([.F27]/[.$A$1]*2*PI());0)" office:value-type="float" office:value="4808" calcext:value-type="float">
            <text:p>4808</text:p>
          </table:table-cell>
          <table:table-cell table:formula="of:=ROUND([.$B$1]*SIN([.G27]/[.$A$1]*2*PI());0)" office:value-type="float" office:value="3212" calcext:value-type="float">
            <text:p>3212</text:p>
          </table:table-cell>
          <table:table-cell table:formula="of:=ROUND([.$B$1]*SIN([.H27]/[.$A$1]*2*PI());0)" office:value-type="float" office:value="1608" calcext:value-type="float">
            <text:p>1608</text:p>
          </table:table-cell>
          <table:table-cell/>
        </table:table-row>
        <table:table-row table:style-name="ro1">
          <table:table-cell table:formula="of:=[.A27]+8" office:value-type="float" office:value="192" calcext:value-type="float">
            <text:p>192</text:p>
          </table:table-cell>
          <table:table-cell table:formula="of:=[.B27]+8" office:value-type="float" office:value="193" calcext:value-type="float">
            <text:p>193</text:p>
          </table:table-cell>
          <table:table-cell table:formula="of:=[.C27]+8" office:value-type="float" office:value="194" calcext:value-type="float">
            <text:p>194</text:p>
          </table:table-cell>
          <table:table-cell table:formula="of:=[.D27]+8" office:value-type="float" office:value="195" calcext:value-type="float">
            <text:p>195</text:p>
          </table:table-cell>
          <table:table-cell table:formula="of:=[.E27]+8" office:value-type="float" office:value="196" calcext:value-type="float">
            <text:p>196</text:p>
          </table:table-cell>
          <table:table-cell table:formula="of:=[.F27]+8" office:value-type="float" office:value="197" calcext:value-type="float">
            <text:p>197</text:p>
          </table:table-cell>
          <table:table-cell table:formula="of:=[.G27]+8" office:value-type="float" office:value="198" calcext:value-type="float">
            <text:p>198</text:p>
          </table:table-cell>
          <table:table-cell table:formula="of:=[.H27]+8" office:value-type="float" office:value="199" calcext:value-type="float">
            <text:p>199</text:p>
          </table:table-cell>
          <table:table-cell table:number-columns-repeated="2"/>
          <table:table-cell table:formula="of:=ROUND([.$B$1]*SIN([.A28]/[.$A$1]*2*PI());0)" office:value-type="float" office:value="0" calcext:value-type="float">
            <text:p>0</text:p>
          </table:table-cell>
          <table:table-cell table:formula="of:=ROUND([.$B$1]*SIN([.B28]/[.$A$1]*2*PI());0)" office:value-type="float" office:value="-1608" calcext:value-type="float">
            <text:p>-1608</text:p>
          </table:table-cell>
          <table:table-cell table:formula="of:=ROUND([.$B$1]*SIN([.C28]/[.$A$1]*2*PI());0)" office:value-type="float" office:value="-3212" calcext:value-type="float">
            <text:p>-3212</text:p>
          </table:table-cell>
          <table:table-cell table:formula="of:=ROUND([.$B$1]*SIN([.D28]/[.$A$1]*2*PI());0)" office:value-type="float" office:value="-4808" calcext:value-type="float">
            <text:p>-4808</text:p>
          </table:table-cell>
          <table:table-cell table:formula="of:=ROUND([.$B$1]*SIN([.E28]/[.$A$1]*2*PI());0)" office:value-type="float" office:value="-6393" calcext:value-type="float">
            <text:p>-6393</text:p>
          </table:table-cell>
          <table:table-cell table:formula="of:=ROUND([.$B$1]*SIN([.F28]/[.$A$1]*2*PI());0)" office:value-type="float" office:value="-7962" calcext:value-type="float">
            <text:p>-7962</text:p>
          </table:table-cell>
          <table:table-cell table:formula="of:=ROUND([.$B$1]*SIN([.G28]/[.$A$1]*2*PI());0)" office:value-type="float" office:value="-9512" calcext:value-type="float">
            <text:p>-9512</text:p>
          </table:table-cell>
          <table:table-cell table:formula="of:=ROUND([.$B$1]*SIN([.H28]/[.$A$1]*2*PI());0)" office:value-type="float" office:value="-11039" calcext:value-type="float">
            <text:p>-11039</text:p>
          </table:table-cell>
          <table:table-cell/>
        </table:table-row>
        <table:table-row table:style-name="ro1">
          <table:table-cell table:formula="of:=[.A28]+8" office:value-type="float" office:value="200" calcext:value-type="float">
            <text:p>200</text:p>
          </table:table-cell>
          <table:table-cell table:formula="of:=[.B28]+8" office:value-type="float" office:value="201" calcext:value-type="float">
            <text:p>201</text:p>
          </table:table-cell>
          <table:table-cell table:formula="of:=[.C28]+8" office:value-type="float" office:value="202" calcext:value-type="float">
            <text:p>202</text:p>
          </table:table-cell>
          <table:table-cell table:formula="of:=[.D28]+8" office:value-type="float" office:value="203" calcext:value-type="float">
            <text:p>203</text:p>
          </table:table-cell>
          <table:table-cell table:formula="of:=[.E28]+8" office:value-type="float" office:value="204" calcext:value-type="float">
            <text:p>204</text:p>
          </table:table-cell>
          <table:table-cell table:formula="of:=[.F28]+8" office:value-type="float" office:value="205" calcext:value-type="float">
            <text:p>205</text:p>
          </table:table-cell>
          <table:table-cell table:formula="of:=[.G28]+8" office:value-type="float" office:value="206" calcext:value-type="float">
            <text:p>206</text:p>
          </table:table-cell>
          <table:table-cell table:formula="of:=[.H28]+8" office:value-type="float" office:value="207" calcext:value-type="float">
            <text:p>207</text:p>
          </table:table-cell>
          <table:table-cell table:number-columns-repeated="2"/>
          <table:table-cell table:formula="of:=ROUND([.$B$1]*SIN([.A29]/[.$A$1]*2*PI());0)" office:value-type="float" office:value="-12539" calcext:value-type="float">
            <text:p>-12539</text:p>
          </table:table-cell>
          <table:table-cell table:formula="of:=ROUND([.$B$1]*SIN([.B29]/[.$A$1]*2*PI());0)" office:value-type="float" office:value="-14010" calcext:value-type="float">
            <text:p>-14010</text:p>
          </table:table-cell>
          <table:table-cell table:formula="of:=ROUND([.$B$1]*SIN([.C29]/[.$A$1]*2*PI());0)" office:value-type="float" office:value="-15446" calcext:value-type="float">
            <text:p>-15446</text:p>
          </table:table-cell>
          <table:table-cell table:formula="of:=ROUND([.$B$1]*SIN([.D29]/[.$A$1]*2*PI());0)" office:value-type="float" office:value="-16846" calcext:value-type="float">
            <text:p>-16846</text:p>
          </table:table-cell>
          <table:table-cell table:formula="of:=ROUND([.$B$1]*SIN([.E29]/[.$A$1]*2*PI());0)" office:value-type="float" office:value="-18204" calcext:value-type="float">
            <text:p>-18204</text:p>
          </table:table-cell>
          <table:table-cell table:formula="of:=ROUND([.$B$1]*SIN([.F29]/[.$A$1]*2*PI());0)" office:value-type="float" office:value="-19519" calcext:value-type="float">
            <text:p>-19519</text:p>
          </table:table-cell>
          <table:table-cell table:formula="of:=ROUND([.$B$1]*SIN([.G29]/[.$A$1]*2*PI());0)" office:value-type="float" office:value="-20787" calcext:value-type="float">
            <text:p>-20787</text:p>
          </table:table-cell>
          <table:table-cell table:formula="of:=ROUND([.$B$1]*SIN([.H29]/[.$A$1]*2*PI());0)" office:value-type="float" office:value="-22005" calcext:value-type="float">
            <text:p>-22005</text:p>
          </table:table-cell>
          <table:table-cell/>
        </table:table-row>
        <table:table-row table:style-name="ro1">
          <table:table-cell table:formula="of:=[.A29]+8" office:value-type="float" office:value="208" calcext:value-type="float">
            <text:p>208</text:p>
          </table:table-cell>
          <table:table-cell table:formula="of:=[.B29]+8" office:value-type="float" office:value="209" calcext:value-type="float">
            <text:p>209</text:p>
          </table:table-cell>
          <table:table-cell table:formula="of:=[.C29]+8" office:value-type="float" office:value="210" calcext:value-type="float">
            <text:p>210</text:p>
          </table:table-cell>
          <table:table-cell table:formula="of:=[.D29]+8" office:value-type="float" office:value="211" calcext:value-type="float">
            <text:p>211</text:p>
          </table:table-cell>
          <table:table-cell table:formula="of:=[.E29]+8" office:value-type="float" office:value="212" calcext:value-type="float">
            <text:p>212</text:p>
          </table:table-cell>
          <table:table-cell table:formula="of:=[.F29]+8" office:value-type="float" office:value="213" calcext:value-type="float">
            <text:p>213</text:p>
          </table:table-cell>
          <table:table-cell table:formula="of:=[.G29]+8" office:value-type="float" office:value="214" calcext:value-type="float">
            <text:p>214</text:p>
          </table:table-cell>
          <table:table-cell table:formula="of:=[.H29]+8" office:value-type="float" office:value="215" calcext:value-type="float">
            <text:p>215</text:p>
          </table:table-cell>
          <table:table-cell table:number-columns-repeated="2"/>
          <table:table-cell table:formula="of:=ROUND([.$B$1]*SIN([.A30]/[.$A$1]*2*PI());0)" office:value-type="float" office:value="-23170" calcext:value-type="float">
            <text:p>-23170</text:p>
          </table:table-cell>
          <table:table-cell table:formula="of:=ROUND([.$B$1]*SIN([.B30]/[.$A$1]*2*PI());0)" office:value-type="float" office:value="-24279" calcext:value-type="float">
            <text:p>-24279</text:p>
          </table:table-cell>
          <table:table-cell table:formula="of:=ROUND([.$B$1]*SIN([.C30]/[.$A$1]*2*PI());0)" office:value-type="float" office:value="-25329" calcext:value-type="float">
            <text:p>-25329</text:p>
          </table:table-cell>
          <table:table-cell table:formula="of:=ROUND([.$B$1]*SIN([.D30]/[.$A$1]*2*PI());0)" office:value-type="float" office:value="-26319" calcext:value-type="float">
            <text:p>-26319</text:p>
          </table:table-cell>
          <table:table-cell table:formula="of:=ROUND([.$B$1]*SIN([.E30]/[.$A$1]*2*PI());0)" office:value-type="float" office:value="-27245" calcext:value-type="float">
            <text:p>-27245</text:p>
          </table:table-cell>
          <table:table-cell table:formula="of:=ROUND([.$B$1]*SIN([.F30]/[.$A$1]*2*PI());0)" office:value-type="float" office:value="-28105" calcext:value-type="float">
            <text:p>-28105</text:p>
          </table:table-cell>
          <table:table-cell table:formula="of:=ROUND([.$B$1]*SIN([.G30]/[.$A$1]*2*PI());0)" office:value-type="float" office:value="-28898" calcext:value-type="float">
            <text:p>-28898</text:p>
          </table:table-cell>
          <table:table-cell table:formula="of:=ROUND([.$B$1]*SIN([.H30]/[.$A$1]*2*PI());0)" office:value-type="float" office:value="-29621" calcext:value-type="float">
            <text:p>-29621</text:p>
          </table:table-cell>
          <table:table-cell/>
        </table:table-row>
        <table:table-row table:style-name="ro1">
          <table:table-cell table:formula="of:=[.A30]+8" office:value-type="float" office:value="216" calcext:value-type="float">
            <text:p>216</text:p>
          </table:table-cell>
          <table:table-cell table:formula="of:=[.B30]+8" office:value-type="float" office:value="217" calcext:value-type="float">
            <text:p>217</text:p>
          </table:table-cell>
          <table:table-cell table:formula="of:=[.C30]+8" office:value-type="float" office:value="218" calcext:value-type="float">
            <text:p>218</text:p>
          </table:table-cell>
          <table:table-cell table:formula="of:=[.D30]+8" office:value-type="float" office:value="219" calcext:value-type="float">
            <text:p>219</text:p>
          </table:table-cell>
          <table:table-cell table:formula="of:=[.E30]+8" office:value-type="float" office:value="220" calcext:value-type="float">
            <text:p>220</text:p>
          </table:table-cell>
          <table:table-cell table:formula="of:=[.F30]+8" office:value-type="float" office:value="221" calcext:value-type="float">
            <text:p>221</text:p>
          </table:table-cell>
          <table:table-cell table:formula="of:=[.G30]+8" office:value-type="float" office:value="222" calcext:value-type="float">
            <text:p>222</text:p>
          </table:table-cell>
          <table:table-cell table:formula="of:=[.H30]+8" office:value-type="float" office:value="223" calcext:value-type="float">
            <text:p>223</text:p>
          </table:table-cell>
          <table:table-cell table:number-columns-repeated="2"/>
          <table:table-cell table:formula="of:=ROUND([.$B$1]*SIN([.A31]/[.$A$1]*2*PI());0)" office:value-type="float" office:value="-30273" calcext:value-type="float">
            <text:p>-30273</text:p>
          </table:table-cell>
          <table:table-cell table:formula="of:=ROUND([.$B$1]*SIN([.B31]/[.$A$1]*2*PI());0)" office:value-type="float" office:value="-30852" calcext:value-type="float">
            <text:p>-30852</text:p>
          </table:table-cell>
          <table:table-cell table:formula="of:=ROUND([.$B$1]*SIN([.C31]/[.$A$1]*2*PI());0)" office:value-type="float" office:value="-31356" calcext:value-type="float">
            <text:p>-31356</text:p>
          </table:table-cell>
          <table:table-cell table:formula="of:=ROUND([.$B$1]*SIN([.D31]/[.$A$1]*2*PI());0)" office:value-type="float" office:value="-31785" calcext:value-type="float">
            <text:p>-31785</text:p>
          </table:table-cell>
          <table:table-cell table:formula="of:=ROUND([.$B$1]*SIN([.E31]/[.$A$1]*2*PI());0)" office:value-type="float" office:value="-32137" calcext:value-type="float">
            <text:p>-32137</text:p>
          </table:table-cell>
          <table:table-cell table:formula="of:=ROUND([.$B$1]*SIN([.F31]/[.$A$1]*2*PI());0)" office:value-type="float" office:value="-32412" calcext:value-type="float">
            <text:p>-32412</text:p>
          </table:table-cell>
          <table:table-cell table:formula="of:=ROUND([.$B$1]*SIN([.G31]/[.$A$1]*2*PI());0)" office:value-type="float" office:value="-32609" calcext:value-type="float">
            <text:p>-32609</text:p>
          </table:table-cell>
          <table:table-cell table:formula="of:=ROUND([.$B$1]*SIN([.H31]/[.$A$1]*2*PI());0)" office:value-type="float" office:value="-32728" calcext:value-type="float">
            <text:p>-32728</text:p>
          </table:table-cell>
          <table:table-cell/>
        </table:table-row>
        <table:table-row table:style-name="ro1">
          <table:table-cell table:formula="of:=[.A31]+8" office:value-type="float" office:value="224" calcext:value-type="float">
            <text:p>224</text:p>
          </table:table-cell>
          <table:table-cell table:formula="of:=[.B31]+8" office:value-type="float" office:value="225" calcext:value-type="float">
            <text:p>225</text:p>
          </table:table-cell>
          <table:table-cell table:formula="of:=[.C31]+8" office:value-type="float" office:value="226" calcext:value-type="float">
            <text:p>226</text:p>
          </table:table-cell>
          <table:table-cell table:formula="of:=[.D31]+8" office:value-type="float" office:value="227" calcext:value-type="float">
            <text:p>227</text:p>
          </table:table-cell>
          <table:table-cell table:formula="of:=[.E31]+8" office:value-type="float" office:value="228" calcext:value-type="float">
            <text:p>228</text:p>
          </table:table-cell>
          <table:table-cell table:formula="of:=[.F31]+8" office:value-type="float" office:value="229" calcext:value-type="float">
            <text:p>229</text:p>
          </table:table-cell>
          <table:table-cell table:formula="of:=[.G31]+8" office:value-type="float" office:value="230" calcext:value-type="float">
            <text:p>230</text:p>
          </table:table-cell>
          <table:table-cell table:formula="of:=[.H31]+8" office:value-type="float" office:value="231" calcext:value-type="float">
            <text:p>231</text:p>
          </table:table-cell>
          <table:table-cell table:number-columns-repeated="2"/>
          <table:table-cell table:formula="of:=ROUND([.$B$1]*SIN([.A32]/[.$A$1]*2*PI());0)" office:value-type="float" office:value="-32767" calcext:value-type="float">
            <text:p>-32767</text:p>
          </table:table-cell>
          <table:table-cell table:formula="of:=ROUND([.$B$1]*SIN([.B32]/[.$A$1]*2*PI());0)" office:value-type="float" office:value="-32728" calcext:value-type="float">
            <text:p>-32728</text:p>
          </table:table-cell>
          <table:table-cell table:formula="of:=ROUND([.$B$1]*SIN([.C32]/[.$A$1]*2*PI());0)" office:value-type="float" office:value="-32609" calcext:value-type="float">
            <text:p>-32609</text:p>
          </table:table-cell>
          <table:table-cell table:formula="of:=ROUND([.$B$1]*SIN([.D32]/[.$A$1]*2*PI());0)" office:value-type="float" office:value="-32412" calcext:value-type="float">
            <text:p>-32412</text:p>
          </table:table-cell>
          <table:table-cell table:formula="of:=ROUND([.$B$1]*SIN([.E32]/[.$A$1]*2*PI());0)" office:value-type="float" office:value="-32137" calcext:value-type="float">
            <text:p>-32137</text:p>
          </table:table-cell>
          <table:table-cell table:formula="of:=ROUND([.$B$1]*SIN([.F32]/[.$A$1]*2*PI());0)" office:value-type="float" office:value="-31785" calcext:value-type="float">
            <text:p>-31785</text:p>
          </table:table-cell>
          <table:table-cell table:formula="of:=ROUND([.$B$1]*SIN([.G32]/[.$A$1]*2*PI());0)" office:value-type="float" office:value="-31356" calcext:value-type="float">
            <text:p>-31356</text:p>
          </table:table-cell>
          <table:table-cell table:formula="of:=ROUND([.$B$1]*SIN([.H32]/[.$A$1]*2*PI());0)" office:value-type="float" office:value="-30852" calcext:value-type="float">
            <text:p>-30852</text:p>
          </table:table-cell>
          <table:table-cell/>
        </table:table-row>
        <table:table-row table:style-name="ro1">
          <table:table-cell table:formula="of:=[.A32]+8" office:value-type="float" office:value="232" calcext:value-type="float">
            <text:p>232</text:p>
          </table:table-cell>
          <table:table-cell table:formula="of:=[.B32]+8" office:value-type="float" office:value="233" calcext:value-type="float">
            <text:p>233</text:p>
          </table:table-cell>
          <table:table-cell table:formula="of:=[.C32]+8" office:value-type="float" office:value="234" calcext:value-type="float">
            <text:p>234</text:p>
          </table:table-cell>
          <table:table-cell table:formula="of:=[.D32]+8" office:value-type="float" office:value="235" calcext:value-type="float">
            <text:p>235</text:p>
          </table:table-cell>
          <table:table-cell table:formula="of:=[.E32]+8" office:value-type="float" office:value="236" calcext:value-type="float">
            <text:p>236</text:p>
          </table:table-cell>
          <table:table-cell table:formula="of:=[.F32]+8" office:value-type="float" office:value="237" calcext:value-type="float">
            <text:p>237</text:p>
          </table:table-cell>
          <table:table-cell table:formula="of:=[.G32]+8" office:value-type="float" office:value="238" calcext:value-type="float">
            <text:p>238</text:p>
          </table:table-cell>
          <table:table-cell table:formula="of:=[.H32]+8" office:value-type="float" office:value="239" calcext:value-type="float">
            <text:p>239</text:p>
          </table:table-cell>
          <table:table-cell table:number-columns-repeated="2"/>
          <table:table-cell table:formula="of:=ROUND([.$B$1]*SIN([.A33]/[.$A$1]*2*PI());0)" office:value-type="float" office:value="-30273" calcext:value-type="float">
            <text:p>-30273</text:p>
          </table:table-cell>
          <table:table-cell table:formula="of:=ROUND([.$B$1]*SIN([.B33]/[.$A$1]*2*PI());0)" office:value-type="float" office:value="-29621" calcext:value-type="float">
            <text:p>-29621</text:p>
          </table:table-cell>
          <table:table-cell table:formula="of:=ROUND([.$B$1]*SIN([.C33]/[.$A$1]*2*PI());0)" office:value-type="float" office:value="-28898" calcext:value-type="float">
            <text:p>-28898</text:p>
          </table:table-cell>
          <table:table-cell table:formula="of:=ROUND([.$B$1]*SIN([.D33]/[.$A$1]*2*PI());0)" office:value-type="float" office:value="-28105" calcext:value-type="float">
            <text:p>-28105</text:p>
          </table:table-cell>
          <table:table-cell table:formula="of:=ROUND([.$B$1]*SIN([.E33]/[.$A$1]*2*PI());0)" office:value-type="float" office:value="-27245" calcext:value-type="float">
            <text:p>-27245</text:p>
          </table:table-cell>
          <table:table-cell table:formula="of:=ROUND([.$B$1]*SIN([.F33]/[.$A$1]*2*PI());0)" office:value-type="float" office:value="-26319" calcext:value-type="float">
            <text:p>-26319</text:p>
          </table:table-cell>
          <table:table-cell table:formula="of:=ROUND([.$B$1]*SIN([.G33]/[.$A$1]*2*PI());0)" office:value-type="float" office:value="-25329" calcext:value-type="float">
            <text:p>-25329</text:p>
          </table:table-cell>
          <table:table-cell table:formula="of:=ROUND([.$B$1]*SIN([.H33]/[.$A$1]*2*PI());0)" office:value-type="float" office:value="-24279" calcext:value-type="float">
            <text:p>-24279</text:p>
          </table:table-cell>
          <table:table-cell/>
        </table:table-row>
        <table:table-row table:style-name="ro1">
          <table:table-cell table:formula="of:=[.A33]+8" office:value-type="float" office:value="240" calcext:value-type="float">
            <text:p>240</text:p>
          </table:table-cell>
          <table:table-cell table:formula="of:=[.B33]+8" office:value-type="float" office:value="241" calcext:value-type="float">
            <text:p>241</text:p>
          </table:table-cell>
          <table:table-cell table:formula="of:=[.C33]+8" office:value-type="float" office:value="242" calcext:value-type="float">
            <text:p>242</text:p>
          </table:table-cell>
          <table:table-cell table:formula="of:=[.D33]+8" office:value-type="float" office:value="243" calcext:value-type="float">
            <text:p>243</text:p>
          </table:table-cell>
          <table:table-cell table:formula="of:=[.E33]+8" office:value-type="float" office:value="244" calcext:value-type="float">
            <text:p>244</text:p>
          </table:table-cell>
          <table:table-cell table:formula="of:=[.F33]+8" office:value-type="float" office:value="245" calcext:value-type="float">
            <text:p>245</text:p>
          </table:table-cell>
          <table:table-cell table:formula="of:=[.G33]+8" office:value-type="float" office:value="246" calcext:value-type="float">
            <text:p>246</text:p>
          </table:table-cell>
          <table:table-cell table:formula="of:=[.H33]+8" office:value-type="float" office:value="247" calcext:value-type="float">
            <text:p>247</text:p>
          </table:table-cell>
          <table:table-cell table:number-columns-repeated="2"/>
          <table:table-cell table:formula="of:=ROUND([.$B$1]*SIN([.A34]/[.$A$1]*2*PI());0)" office:value-type="float" office:value="-23170" calcext:value-type="float">
            <text:p>-23170</text:p>
          </table:table-cell>
          <table:table-cell table:formula="of:=ROUND([.$B$1]*SIN([.B34]/[.$A$1]*2*PI());0)" office:value-type="float" office:value="-22005" calcext:value-type="float">
            <text:p>-22005</text:p>
          </table:table-cell>
          <table:table-cell table:formula="of:=ROUND([.$B$1]*SIN([.C34]/[.$A$1]*2*PI());0)" office:value-type="float" office:value="-20787" calcext:value-type="float">
            <text:p>-20787</text:p>
          </table:table-cell>
          <table:table-cell table:formula="of:=ROUND([.$B$1]*SIN([.D34]/[.$A$1]*2*PI());0)" office:value-type="float" office:value="-19519" calcext:value-type="float">
            <text:p>-19519</text:p>
          </table:table-cell>
          <table:table-cell table:formula="of:=ROUND([.$B$1]*SIN([.E34]/[.$A$1]*2*PI());0)" office:value-type="float" office:value="-18204" calcext:value-type="float">
            <text:p>-18204</text:p>
          </table:table-cell>
          <table:table-cell table:formula="of:=ROUND([.$B$1]*SIN([.F34]/[.$A$1]*2*PI());0)" office:value-type="float" office:value="-16846" calcext:value-type="float">
            <text:p>-16846</text:p>
          </table:table-cell>
          <table:table-cell table:formula="of:=ROUND([.$B$1]*SIN([.G34]/[.$A$1]*2*PI());0)" office:value-type="float" office:value="-15446" calcext:value-type="float">
            <text:p>-15446</text:p>
          </table:table-cell>
          <table:table-cell table:formula="of:=ROUND([.$B$1]*SIN([.H34]/[.$A$1]*2*PI());0)" office:value-type="float" office:value="-14010" calcext:value-type="float">
            <text:p>-14010</text:p>
          </table:table-cell>
          <table:table-cell/>
        </table:table-row>
        <table:table-row table:style-name="ro1">
          <table:table-cell table:formula="of:=[.A34]+8" office:value-type="float" office:value="248" calcext:value-type="float">
            <text:p>248</text:p>
          </table:table-cell>
          <table:table-cell table:formula="of:=[.B34]+8" office:value-type="float" office:value="249" calcext:value-type="float">
            <text:p>249</text:p>
          </table:table-cell>
          <table:table-cell table:formula="of:=[.C34]+8" office:value-type="float" office:value="250" calcext:value-type="float">
            <text:p>250</text:p>
          </table:table-cell>
          <table:table-cell table:formula="of:=[.D34]+8" office:value-type="float" office:value="251" calcext:value-type="float">
            <text:p>251</text:p>
          </table:table-cell>
          <table:table-cell table:formula="of:=[.E34]+8" office:value-type="float" office:value="252" calcext:value-type="float">
            <text:p>252</text:p>
          </table:table-cell>
          <table:table-cell table:formula="of:=[.F34]+8" office:value-type="float" office:value="253" calcext:value-type="float">
            <text:p>253</text:p>
          </table:table-cell>
          <table:table-cell table:formula="of:=[.G34]+8" office:value-type="float" office:value="254" calcext:value-type="float">
            <text:p>254</text:p>
          </table:table-cell>
          <table:table-cell table:formula="of:=[.H34]+8" office:value-type="float" office:value="255" calcext:value-type="float">
            <text:p>255</text:p>
          </table:table-cell>
          <table:table-cell table:number-columns-repeated="2"/>
          <table:table-cell table:formula="of:=ROUND([.$B$1]*SIN([.A35]/[.$A$1]*2*PI());0)" office:value-type="float" office:value="-12539" calcext:value-type="float">
            <text:p>-12539</text:p>
          </table:table-cell>
          <table:table-cell table:formula="of:=ROUND([.$B$1]*SIN([.B35]/[.$A$1]*2*PI());0)" office:value-type="float" office:value="-11039" calcext:value-type="float">
            <text:p>-11039</text:p>
          </table:table-cell>
          <table:table-cell table:formula="of:=ROUND([.$B$1]*SIN([.C35]/[.$A$1]*2*PI());0)" office:value-type="float" office:value="-9512" calcext:value-type="float">
            <text:p>-9512</text:p>
          </table:table-cell>
          <table:table-cell table:formula="of:=ROUND([.$B$1]*SIN([.D35]/[.$A$1]*2*PI());0)" office:value-type="float" office:value="-7962" calcext:value-type="float">
            <text:p>-7962</text:p>
          </table:table-cell>
          <table:table-cell table:formula="of:=ROUND([.$B$1]*SIN([.E35]/[.$A$1]*2*PI());0)" office:value-type="float" office:value="-6393" calcext:value-type="float">
            <text:p>-6393</text:p>
          </table:table-cell>
          <table:table-cell table:formula="of:=ROUND([.$B$1]*SIN([.F35]/[.$A$1]*2*PI());0)" office:value-type="float" office:value="-4808" calcext:value-type="float">
            <text:p>-4808</text:p>
          </table:table-cell>
          <table:table-cell table:formula="of:=ROUND([.$B$1]*SIN([.G35]/[.$A$1]*2*PI());0)" office:value-type="float" office:value="-3212" calcext:value-type="float">
            <text:p>-3212</text:p>
          </table:table-cell>
          <table:table-cell table:formula="of:=ROUND([.$B$1]*SIN([.H35]/[.$A$1]*2*PI());0)" office:value-type="float" office:value="-1608" calcext:value-type="float">
            <text:p>-1608</text:p>
          </table:table-cell>
          <table:table-cell/>
        </table:table-row>
        <table:table-row table:style-name="ro1">
          <table:table-cell table:formula="of:=[.A35]+8" office:value-type="float" office:value="256" calcext:value-type="float">
            <text:p>256</text:p>
          </table:table-cell>
          <table:table-cell table:formula="of:=[.B35]+8" office:value-type="float" office:value="257" calcext:value-type="float">
            <text:p>257</text:p>
          </table:table-cell>
          <table:table-cell table:formula="of:=[.C35]+8" office:value-type="float" office:value="258" calcext:value-type="float">
            <text:p>258</text:p>
          </table:table-cell>
          <table:table-cell table:formula="of:=[.D35]+8" office:value-type="float" office:value="259" calcext:value-type="float">
            <text:p>259</text:p>
          </table:table-cell>
          <table:table-cell table:formula="of:=[.E35]+8" office:value-type="float" office:value="260" calcext:value-type="float">
            <text:p>260</text:p>
          </table:table-cell>
          <table:table-cell table:formula="of:=[.F35]+8" office:value-type="float" office:value="261" calcext:value-type="float">
            <text:p>261</text:p>
          </table:table-cell>
          <table:table-cell table:formula="of:=[.G35]+8" office:value-type="float" office:value="262" calcext:value-type="float">
            <text:p>262</text:p>
          </table:table-cell>
          <table:table-cell table:formula="of:=[.H35]+8" office:value-type="float" office:value="263" calcext:value-type="float">
            <text:p>263</text:p>
          </table:table-cell>
          <table:table-cell table:number-columns-repeated="2"/>
          <table:table-cell table:formula="of:=ROUND([.$B$1]*SIN([.A36]/[.$A$1]*2*PI());0)" office:value-type="float" office:value="-0" calcext:value-type="float">
            <text:p>0</text:p>
          </table:table-cell>
          <table:table-cell table:formula="of:=ROUND([.$B$1]*SIN([.B36]/[.$A$1]*2*PI());0)" office:value-type="float" office:value="1608" calcext:value-type="float">
            <text:p>1608</text:p>
          </table:table-cell>
          <table:table-cell table:formula="of:=ROUND([.$B$1]*SIN([.C36]/[.$A$1]*2*PI());0)" office:value-type="float" office:value="3212" calcext:value-type="float">
            <text:p>3212</text:p>
          </table:table-cell>
          <table:table-cell table:formula="of:=ROUND([.$B$1]*SIN([.D36]/[.$A$1]*2*PI());0)" office:value-type="float" office:value="4808" calcext:value-type="float">
            <text:p>4808</text:p>
          </table:table-cell>
          <table:table-cell table:formula="of:=ROUND([.$B$1]*SIN([.E36]/[.$A$1]*2*PI());0)" office:value-type="float" office:value="6393" calcext:value-type="float">
            <text:p>6393</text:p>
          </table:table-cell>
          <table:table-cell table:formula="of:=ROUND([.$B$1]*SIN([.F36]/[.$A$1]*2*PI());0)" office:value-type="float" office:value="7962" calcext:value-type="float">
            <text:p>7962</text:p>
          </table:table-cell>
          <table:table-cell table:formula="of:=ROUND([.$B$1]*SIN([.G36]/[.$A$1]*2*PI());0)" office:value-type="float" office:value="9512" calcext:value-type="float">
            <text:p>9512</text:p>
          </table:table-cell>
          <table:table-cell table:formula="of:=ROUND([.$B$1]*SIN([.H36]/[.$A$1]*2*PI());0)" office:value-type="float" office:value="11039" calcext:value-type="float">
            <text:p>11039</text:p>
          </table:table-cell>
          <table:table-cell/>
        </table:table-row>
        <table:table-row table:style-name="ro1">
          <table:table-cell table:formula="of:=[.A36]+8" office:value-type="float" office:value="264" calcext:value-type="float">
            <text:p>264</text:p>
          </table:table-cell>
          <table:table-cell table:formula="of:=[.B36]+8" office:value-type="float" office:value="265" calcext:value-type="float">
            <text:p>265</text:p>
          </table:table-cell>
          <table:table-cell table:formula="of:=[.C36]+8" office:value-type="float" office:value="266" calcext:value-type="float">
            <text:p>266</text:p>
          </table:table-cell>
          <table:table-cell table:formula="of:=[.D36]+8" office:value-type="float" office:value="267" calcext:value-type="float">
            <text:p>267</text:p>
          </table:table-cell>
          <table:table-cell table:formula="of:=[.E36]+8" office:value-type="float" office:value="268" calcext:value-type="float">
            <text:p>268</text:p>
          </table:table-cell>
          <table:table-cell table:formula="of:=[.F36]+8" office:value-type="float" office:value="269" calcext:value-type="float">
            <text:p>269</text:p>
          </table:table-cell>
          <table:table-cell table:formula="of:=[.G36]+8" office:value-type="float" office:value="270" calcext:value-type="float">
            <text:p>270</text:p>
          </table:table-cell>
          <table:table-cell table:formula="of:=[.H36]+8" office:value-type="float" office:value="271" calcext:value-type="float">
            <text:p>271</text:p>
          </table:table-cell>
          <table:table-cell table:number-columns-repeated="2"/>
          <table:table-cell table:formula="of:=ROUND([.$B$1]*SIN([.A37]/[.$A$1]*2*PI());0)" office:value-type="float" office:value="12539" calcext:value-type="float">
            <text:p>12539</text:p>
          </table:table-cell>
          <table:table-cell table:formula="of:=ROUND([.$B$1]*SIN([.B37]/[.$A$1]*2*PI());0)" office:value-type="float" office:value="14010" calcext:value-type="float">
            <text:p>14010</text:p>
          </table:table-cell>
          <table:table-cell table:formula="of:=ROUND([.$B$1]*SIN([.C37]/[.$A$1]*2*PI());0)" office:value-type="float" office:value="15446" calcext:value-type="float">
            <text:p>15446</text:p>
          </table:table-cell>
          <table:table-cell table:formula="of:=ROUND([.$B$1]*SIN([.D37]/[.$A$1]*2*PI());0)" office:value-type="float" office:value="16846" calcext:value-type="float">
            <text:p>16846</text:p>
          </table:table-cell>
          <table:table-cell table:formula="of:=ROUND([.$B$1]*SIN([.E37]/[.$A$1]*2*PI());0)" office:value-type="float" office:value="18204" calcext:value-type="float">
            <text:p>18204</text:p>
          </table:table-cell>
          <table:table-cell table:formula="of:=ROUND([.$B$1]*SIN([.F37]/[.$A$1]*2*PI());0)" office:value-type="float" office:value="19519" calcext:value-type="float">
            <text:p>19519</text:p>
          </table:table-cell>
          <table:table-cell table:formula="of:=ROUND([.$B$1]*SIN([.G37]/[.$A$1]*2*PI());0)" office:value-type="float" office:value="20787" calcext:value-type="float">
            <text:p>20787</text:p>
          </table:table-cell>
          <table:table-cell table:formula="of:=ROUND([.$B$1]*SIN([.H37]/[.$A$1]*2*PI());0)" office:value-type="float" office:value="22005" calcext:value-type="float">
            <text:p>22005</text:p>
          </table:table-cell>
          <table:table-cell/>
        </table:table-row>
        <table:table-row table:style-name="ro1">
          <table:table-cell table:formula="of:=[.A37]+8" office:value-type="float" office:value="272" calcext:value-type="float">
            <text:p>272</text:p>
          </table:table-cell>
          <table:table-cell table:formula="of:=[.B37]+8" office:value-type="float" office:value="273" calcext:value-type="float">
            <text:p>273</text:p>
          </table:table-cell>
          <table:table-cell table:formula="of:=[.C37]+8" office:value-type="float" office:value="274" calcext:value-type="float">
            <text:p>274</text:p>
          </table:table-cell>
          <table:table-cell table:formula="of:=[.D37]+8" office:value-type="float" office:value="275" calcext:value-type="float">
            <text:p>275</text:p>
          </table:table-cell>
          <table:table-cell table:formula="of:=[.E37]+8" office:value-type="float" office:value="276" calcext:value-type="float">
            <text:p>276</text:p>
          </table:table-cell>
          <table:table-cell table:formula="of:=[.F37]+8" office:value-type="float" office:value="277" calcext:value-type="float">
            <text:p>277</text:p>
          </table:table-cell>
          <table:table-cell table:formula="of:=[.G37]+8" office:value-type="float" office:value="278" calcext:value-type="float">
            <text:p>278</text:p>
          </table:table-cell>
          <table:table-cell table:formula="of:=[.H37]+8" office:value-type="float" office:value="279" calcext:value-type="float">
            <text:p>279</text:p>
          </table:table-cell>
          <table:table-cell table:number-columns-repeated="2"/>
          <table:table-cell table:formula="of:=ROUND([.$B$1]*SIN([.A38]/[.$A$1]*2*PI());0)" office:value-type="float" office:value="23170" calcext:value-type="float">
            <text:p>23170</text:p>
          </table:table-cell>
          <table:table-cell table:formula="of:=ROUND([.$B$1]*SIN([.B38]/[.$A$1]*2*PI());0)" office:value-type="float" office:value="24279" calcext:value-type="float">
            <text:p>24279</text:p>
          </table:table-cell>
          <table:table-cell table:formula="of:=ROUND([.$B$1]*SIN([.C38]/[.$A$1]*2*PI());0)" office:value-type="float" office:value="25329" calcext:value-type="float">
            <text:p>25329</text:p>
          </table:table-cell>
          <table:table-cell table:formula="of:=ROUND([.$B$1]*SIN([.D38]/[.$A$1]*2*PI());0)" office:value-type="float" office:value="26319" calcext:value-type="float">
            <text:p>26319</text:p>
          </table:table-cell>
          <table:table-cell table:formula="of:=ROUND([.$B$1]*SIN([.E38]/[.$A$1]*2*PI());0)" office:value-type="float" office:value="27245" calcext:value-type="float">
            <text:p>27245</text:p>
          </table:table-cell>
          <table:table-cell table:formula="of:=ROUND([.$B$1]*SIN([.F38]/[.$A$1]*2*PI());0)" office:value-type="float" office:value="28105" calcext:value-type="float">
            <text:p>28105</text:p>
          </table:table-cell>
          <table:table-cell table:formula="of:=ROUND([.$B$1]*SIN([.G38]/[.$A$1]*2*PI());0)" office:value-type="float" office:value="28898" calcext:value-type="float">
            <text:p>28898</text:p>
          </table:table-cell>
          <table:table-cell table:formula="of:=ROUND([.$B$1]*SIN([.H38]/[.$A$1]*2*PI());0)" office:value-type="float" office:value="29621" calcext:value-type="float">
            <text:p>29621</text:p>
          </table:table-cell>
          <table:table-cell/>
        </table:table-row>
        <table:table-row table:style-name="ro1">
          <table:table-cell table:formula="of:=[.A38]+8" office:value-type="float" office:value="280" calcext:value-type="float">
            <text:p>280</text:p>
          </table:table-cell>
          <table:table-cell table:formula="of:=[.B38]+8" office:value-type="float" office:value="281" calcext:value-type="float">
            <text:p>281</text:p>
          </table:table-cell>
          <table:table-cell table:formula="of:=[.C38]+8" office:value-type="float" office:value="282" calcext:value-type="float">
            <text:p>282</text:p>
          </table:table-cell>
          <table:table-cell table:formula="of:=[.D38]+8" office:value-type="float" office:value="283" calcext:value-type="float">
            <text:p>283</text:p>
          </table:table-cell>
          <table:table-cell table:formula="of:=[.E38]+8" office:value-type="float" office:value="284" calcext:value-type="float">
            <text:p>284</text:p>
          </table:table-cell>
          <table:table-cell table:formula="of:=[.F38]+8" office:value-type="float" office:value="285" calcext:value-type="float">
            <text:p>285</text:p>
          </table:table-cell>
          <table:table-cell table:formula="of:=[.G38]+8" office:value-type="float" office:value="286" calcext:value-type="float">
            <text:p>286</text:p>
          </table:table-cell>
          <table:table-cell table:formula="of:=[.H38]+8" office:value-type="float" office:value="287" calcext:value-type="float">
            <text:p>287</text:p>
          </table:table-cell>
          <table:table-cell table:number-columns-repeated="2"/>
          <table:table-cell table:formula="of:=ROUND([.$B$1]*SIN([.A39]/[.$A$1]*2*PI());0)" office:value-type="float" office:value="30273" calcext:value-type="float">
            <text:p>30273</text:p>
          </table:table-cell>
          <table:table-cell table:formula="of:=ROUND([.$B$1]*SIN([.B39]/[.$A$1]*2*PI());0)" office:value-type="float" office:value="30852" calcext:value-type="float">
            <text:p>30852</text:p>
          </table:table-cell>
          <table:table-cell table:formula="of:=ROUND([.$B$1]*SIN([.C39]/[.$A$1]*2*PI());0)" office:value-type="float" office:value="31356" calcext:value-type="float">
            <text:p>31356</text:p>
          </table:table-cell>
          <table:table-cell table:formula="of:=ROUND([.$B$1]*SIN([.D39]/[.$A$1]*2*PI());0)" office:value-type="float" office:value="31785" calcext:value-type="float">
            <text:p>31785</text:p>
          </table:table-cell>
          <table:table-cell table:formula="of:=ROUND([.$B$1]*SIN([.E39]/[.$A$1]*2*PI());0)" office:value-type="float" office:value="32137" calcext:value-type="float">
            <text:p>32137</text:p>
          </table:table-cell>
          <table:table-cell table:formula="of:=ROUND([.$B$1]*SIN([.F39]/[.$A$1]*2*PI());0)" office:value-type="float" office:value="32412" calcext:value-type="float">
            <text:p>32412</text:p>
          </table:table-cell>
          <table:table-cell table:formula="of:=ROUND([.$B$1]*SIN([.G39]/[.$A$1]*2*PI());0)" office:value-type="float" office:value="32609" calcext:value-type="float">
            <text:p>32609</text:p>
          </table:table-cell>
          <table:table-cell table:formula="of:=ROUND([.$B$1]*SIN([.H39]/[.$A$1]*2*PI());0)" office:value-type="float" office:value="32728" calcext:value-type="float">
            <text:p>32728</text:p>
          </table:table-cell>
          <table:table-cell/>
        </table:table-row>
        <table:table-row table:style-name="ro1">
          <table:table-cell table:formula="of:=[.A39]+8" office:value-type="float" office:value="288" calcext:value-type="float">
            <text:p>288</text:p>
          </table:table-cell>
          <table:table-cell table:formula="of:=[.B39]+8" office:value-type="float" office:value="289" calcext:value-type="float">
            <text:p>289</text:p>
          </table:table-cell>
          <table:table-cell table:formula="of:=[.C39]+8" office:value-type="float" office:value="290" calcext:value-type="float">
            <text:p>290</text:p>
          </table:table-cell>
          <table:table-cell table:formula="of:=[.D39]+8" office:value-type="float" office:value="291" calcext:value-type="float">
            <text:p>291</text:p>
          </table:table-cell>
          <table:table-cell table:formula="of:=[.E39]+8" office:value-type="float" office:value="292" calcext:value-type="float">
            <text:p>292</text:p>
          </table:table-cell>
          <table:table-cell table:formula="of:=[.F39]+8" office:value-type="float" office:value="293" calcext:value-type="float">
            <text:p>293</text:p>
          </table:table-cell>
          <table:table-cell table:formula="of:=[.G39]+8" office:value-type="float" office:value="294" calcext:value-type="float">
            <text:p>294</text:p>
          </table:table-cell>
          <table:table-cell table:formula="of:=[.H39]+8" office:value-type="float" office:value="295" calcext:value-type="float">
            <text:p>295</text:p>
          </table:table-cell>
          <table:table-cell table:number-columns-repeated="2"/>
          <table:table-cell table:formula="of:=ROUND([.$B$1]*SIN([.A40]/[.$A$1]*2*PI());0)" office:value-type="float" office:value="32767" calcext:value-type="float">
            <text:p>32767</text:p>
          </table:table-cell>
          <table:table-cell table:formula="of:=ROUND([.$B$1]*SIN([.B40]/[.$A$1]*2*PI());0)" office:value-type="float" office:value="32728" calcext:value-type="float">
            <text:p>32728</text:p>
          </table:table-cell>
          <table:table-cell table:formula="of:=ROUND([.$B$1]*SIN([.C40]/[.$A$1]*2*PI());0)" office:value-type="float" office:value="32609" calcext:value-type="float">
            <text:p>32609</text:p>
          </table:table-cell>
          <table:table-cell table:formula="of:=ROUND([.$B$1]*SIN([.D40]/[.$A$1]*2*PI());0)" office:value-type="float" office:value="32412" calcext:value-type="float">
            <text:p>32412</text:p>
          </table:table-cell>
          <table:table-cell table:formula="of:=ROUND([.$B$1]*SIN([.E40]/[.$A$1]*2*PI());0)" office:value-type="float" office:value="32137" calcext:value-type="float">
            <text:p>32137</text:p>
          </table:table-cell>
          <table:table-cell table:formula="of:=ROUND([.$B$1]*SIN([.F40]/[.$A$1]*2*PI());0)" office:value-type="float" office:value="31785" calcext:value-type="float">
            <text:p>31785</text:p>
          </table:table-cell>
          <table:table-cell table:formula="of:=ROUND([.$B$1]*SIN([.G40]/[.$A$1]*2*PI());0)" office:value-type="float" office:value="31356" calcext:value-type="float">
            <text:p>31356</text:p>
          </table:table-cell>
          <table:table-cell table:formula="of:=ROUND([.$B$1]*SIN([.H40]/[.$A$1]*2*PI());0)" office:value-type="float" office:value="30852" calcext:value-type="float">
            <text:p>30852</text:p>
          </table:table-cell>
          <table:table-cell/>
        </table:table-row>
        <table:table-row table:style-name="ro1">
          <table:table-cell table:formula="of:=[.A40]+8" office:value-type="float" office:value="296" calcext:value-type="float">
            <text:p>296</text:p>
          </table:table-cell>
          <table:table-cell table:formula="of:=[.B40]+8" office:value-type="float" office:value="297" calcext:value-type="float">
            <text:p>297</text:p>
          </table:table-cell>
          <table:table-cell table:formula="of:=[.C40]+8" office:value-type="float" office:value="298" calcext:value-type="float">
            <text:p>298</text:p>
          </table:table-cell>
          <table:table-cell table:formula="of:=[.D40]+8" office:value-type="float" office:value="299" calcext:value-type="float">
            <text:p>299</text:p>
          </table:table-cell>
          <table:table-cell table:formula="of:=[.E40]+8" office:value-type="float" office:value="300" calcext:value-type="float">
            <text:p>300</text:p>
          </table:table-cell>
          <table:table-cell table:formula="of:=[.F40]+8" office:value-type="float" office:value="301" calcext:value-type="float">
            <text:p>301</text:p>
          </table:table-cell>
          <table:table-cell table:formula="of:=[.G40]+8" office:value-type="float" office:value="302" calcext:value-type="float">
            <text:p>302</text:p>
          </table:table-cell>
          <table:table-cell table:formula="of:=[.H40]+8" office:value-type="float" office:value="303" calcext:value-type="float">
            <text:p>303</text:p>
          </table:table-cell>
          <table:table-cell table:number-columns-repeated="2"/>
          <table:table-cell table:formula="of:=ROUND([.$B$1]*SIN([.A41]/[.$A$1]*2*PI());0)" office:value-type="float" office:value="30273" calcext:value-type="float">
            <text:p>30273</text:p>
          </table:table-cell>
          <table:table-cell table:formula="of:=ROUND([.$B$1]*SIN([.B41]/[.$A$1]*2*PI());0)" office:value-type="float" office:value="29621" calcext:value-type="float">
            <text:p>29621</text:p>
          </table:table-cell>
          <table:table-cell table:formula="of:=ROUND([.$B$1]*SIN([.C41]/[.$A$1]*2*PI());0)" office:value-type="float" office:value="28898" calcext:value-type="float">
            <text:p>28898</text:p>
          </table:table-cell>
          <table:table-cell table:formula="of:=ROUND([.$B$1]*SIN([.D41]/[.$A$1]*2*PI());0)" office:value-type="float" office:value="28105" calcext:value-type="float">
            <text:p>28105</text:p>
          </table:table-cell>
          <table:table-cell table:formula="of:=ROUND([.$B$1]*SIN([.E41]/[.$A$1]*2*PI());0)" office:value-type="float" office:value="27245" calcext:value-type="float">
            <text:p>27245</text:p>
          </table:table-cell>
          <table:table-cell table:formula="of:=ROUND([.$B$1]*SIN([.F41]/[.$A$1]*2*PI());0)" office:value-type="float" office:value="26319" calcext:value-type="float">
            <text:p>26319</text:p>
          </table:table-cell>
          <table:table-cell table:formula="of:=ROUND([.$B$1]*SIN([.G41]/[.$A$1]*2*PI());0)" office:value-type="float" office:value="25329" calcext:value-type="float">
            <text:p>25329</text:p>
          </table:table-cell>
          <table:table-cell table:formula="of:=ROUND([.$B$1]*SIN([.H41]/[.$A$1]*2*PI());0)" office:value-type="float" office:value="24279" calcext:value-type="float">
            <text:p>24279</text:p>
          </table:table-cell>
          <table:table-cell/>
        </table:table-row>
        <table:table-row table:style-name="ro1">
          <table:table-cell table:formula="of:=[.A41]+8" office:value-type="float" office:value="304" calcext:value-type="float">
            <text:p>304</text:p>
          </table:table-cell>
          <table:table-cell table:formula="of:=[.B41]+8" office:value-type="float" office:value="305" calcext:value-type="float">
            <text:p>305</text:p>
          </table:table-cell>
          <table:table-cell table:formula="of:=[.C41]+8" office:value-type="float" office:value="306" calcext:value-type="float">
            <text:p>306</text:p>
          </table:table-cell>
          <table:table-cell table:formula="of:=[.D41]+8" office:value-type="float" office:value="307" calcext:value-type="float">
            <text:p>307</text:p>
          </table:table-cell>
          <table:table-cell table:formula="of:=[.E41]+8" office:value-type="float" office:value="308" calcext:value-type="float">
            <text:p>308</text:p>
          </table:table-cell>
          <table:table-cell table:formula="of:=[.F41]+8" office:value-type="float" office:value="309" calcext:value-type="float">
            <text:p>309</text:p>
          </table:table-cell>
          <table:table-cell table:formula="of:=[.G41]+8" office:value-type="float" office:value="310" calcext:value-type="float">
            <text:p>310</text:p>
          </table:table-cell>
          <table:table-cell table:formula="of:=[.H41]+8" office:value-type="float" office:value="311" calcext:value-type="float">
            <text:p>311</text:p>
          </table:table-cell>
          <table:table-cell table:number-columns-repeated="2"/>
          <table:table-cell table:formula="of:=ROUND([.$B$1]*SIN([.A42]/[.$A$1]*2*PI());0)" office:value-type="float" office:value="23170" calcext:value-type="float">
            <text:p>23170</text:p>
          </table:table-cell>
          <table:table-cell table:formula="of:=ROUND([.$B$1]*SIN([.B42]/[.$A$1]*2*PI());0)" office:value-type="float" office:value="22005" calcext:value-type="float">
            <text:p>22005</text:p>
          </table:table-cell>
          <table:table-cell table:formula="of:=ROUND([.$B$1]*SIN([.C42]/[.$A$1]*2*PI());0)" office:value-type="float" office:value="20787" calcext:value-type="float">
            <text:p>20787</text:p>
          </table:table-cell>
          <table:table-cell table:formula="of:=ROUND([.$B$1]*SIN([.D42]/[.$A$1]*2*PI());0)" office:value-type="float" office:value="19519" calcext:value-type="float">
            <text:p>19519</text:p>
          </table:table-cell>
          <table:table-cell table:formula="of:=ROUND([.$B$1]*SIN([.E42]/[.$A$1]*2*PI());0)" office:value-type="float" office:value="18204" calcext:value-type="float">
            <text:p>18204</text:p>
          </table:table-cell>
          <table:table-cell table:formula="of:=ROUND([.$B$1]*SIN([.F42]/[.$A$1]*2*PI());0)" office:value-type="float" office:value="16846" calcext:value-type="float">
            <text:p>16846</text:p>
          </table:table-cell>
          <table:table-cell table:formula="of:=ROUND([.$B$1]*SIN([.G42]/[.$A$1]*2*PI());0)" office:value-type="float" office:value="15446" calcext:value-type="float">
            <text:p>15446</text:p>
          </table:table-cell>
          <table:table-cell table:formula="of:=ROUND([.$B$1]*SIN([.H42]/[.$A$1]*2*PI());0)" office:value-type="float" office:value="14010" calcext:value-type="float">
            <text:p>14010</text:p>
          </table:table-cell>
          <table:table-cell/>
        </table:table-row>
        <table:table-row table:style-name="ro1">
          <table:table-cell table:formula="of:=[.A42]+8" office:value-type="float" office:value="312" calcext:value-type="float">
            <text:p>312</text:p>
          </table:table-cell>
          <table:table-cell table:formula="of:=[.B42]+8" office:value-type="float" office:value="313" calcext:value-type="float">
            <text:p>313</text:p>
          </table:table-cell>
          <table:table-cell table:formula="of:=[.C42]+8" office:value-type="float" office:value="314" calcext:value-type="float">
            <text:p>314</text:p>
          </table:table-cell>
          <table:table-cell table:formula="of:=[.D42]+8" office:value-type="float" office:value="315" calcext:value-type="float">
            <text:p>315</text:p>
          </table:table-cell>
          <table:table-cell table:formula="of:=[.E42]+8" office:value-type="float" office:value="316" calcext:value-type="float">
            <text:p>316</text:p>
          </table:table-cell>
          <table:table-cell table:formula="of:=[.F42]+8" office:value-type="float" office:value="317" calcext:value-type="float">
            <text:p>317</text:p>
          </table:table-cell>
          <table:table-cell table:formula="of:=[.G42]+8" office:value-type="float" office:value="318" calcext:value-type="float">
            <text:p>318</text:p>
          </table:table-cell>
          <table:table-cell table:formula="of:=[.H42]+8" office:value-type="float" office:value="319" calcext:value-type="float">
            <text:p>319</text:p>
          </table:table-cell>
          <table:table-cell table:number-columns-repeated="2"/>
          <table:table-cell table:formula="of:=ROUND([.$B$1]*SIN([.A43]/[.$A$1]*2*PI());0)" office:value-type="float" office:value="12539" calcext:value-type="float">
            <text:p>12539</text:p>
          </table:table-cell>
          <table:table-cell table:formula="of:=ROUND([.$B$1]*SIN([.B43]/[.$A$1]*2*PI());0)" office:value-type="float" office:value="11039" calcext:value-type="float">
            <text:p>11039</text:p>
          </table:table-cell>
          <table:table-cell table:formula="of:=ROUND([.$B$1]*SIN([.C43]/[.$A$1]*2*PI());0)" office:value-type="float" office:value="9512" calcext:value-type="float">
            <text:p>9512</text:p>
          </table:table-cell>
          <table:table-cell table:formula="of:=ROUND([.$B$1]*SIN([.D43]/[.$A$1]*2*PI());0)" office:value-type="float" office:value="7962" calcext:value-type="float">
            <text:p>7962</text:p>
          </table:table-cell>
          <table:table-cell table:formula="of:=ROUND([.$B$1]*SIN([.E43]/[.$A$1]*2*PI());0)" office:value-type="float" office:value="6393" calcext:value-type="float">
            <text:p>6393</text:p>
          </table:table-cell>
          <table:table-cell table:formula="of:=ROUND([.$B$1]*SIN([.F43]/[.$A$1]*2*PI());0)" office:value-type="float" office:value="4808" calcext:value-type="float">
            <text:p>4808</text:p>
          </table:table-cell>
          <table:table-cell table:formula="of:=ROUND([.$B$1]*SIN([.G43]/[.$A$1]*2*PI());0)" office:value-type="float" office:value="3212" calcext:value-type="float">
            <text:p>3212</text:p>
          </table:table-cell>
          <table:table-cell table:formula="of:=ROUND([.$B$1]*SIN([.H43]/[.$A$1]*2*PI());0)" office:value-type="float" office:value="1608" calcext:value-type="float">
            <text:p>1608</text:p>
          </table:table-cell>
          <table:table-cell/>
        </table:table-row>
        <table:table-row table:style-name="ro1">
          <table:table-cell table:formula="of:=[.A43]+8" office:value-type="float" office:value="320" calcext:value-type="float">
            <text:p>320</text:p>
          </table:table-cell>
          <table:table-cell table:formula="of:=[.B43]+8" office:value-type="float" office:value="321" calcext:value-type="float">
            <text:p>321</text:p>
          </table:table-cell>
          <table:table-cell table:formula="of:=[.C43]+8" office:value-type="float" office:value="322" calcext:value-type="float">
            <text:p>322</text:p>
          </table:table-cell>
          <table:table-cell table:formula="of:=[.D43]+8" office:value-type="float" office:value="323" calcext:value-type="float">
            <text:p>323</text:p>
          </table:table-cell>
          <table:table-cell table:formula="of:=[.E43]+8" office:value-type="float" office:value="324" calcext:value-type="float">
            <text:p>324</text:p>
          </table:table-cell>
          <table:table-cell table:formula="of:=[.F43]+8" office:value-type="float" office:value="325" calcext:value-type="float">
            <text:p>325</text:p>
          </table:table-cell>
          <table:table-cell table:formula="of:=[.G43]+8" office:value-type="float" office:value="326" calcext:value-type="float">
            <text:p>326</text:p>
          </table:table-cell>
          <table:table-cell table:formula="of:=[.H43]+8" office:value-type="float" office:value="327" calcext:value-type="float">
            <text:p>327</text:p>
          </table:table-cell>
          <table:table-cell table:number-columns-repeated="2"/>
          <table:table-cell table:formula="of:=ROUND([.$B$1]*SIN([.A44]/[.$A$1]*2*PI());0)" office:value-type="float" office:value="0" calcext:value-type="float">
            <text:p>0</text:p>
          </table:table-cell>
          <table:table-cell table:formula="of:=ROUND([.$B$1]*SIN([.B44]/[.$A$1]*2*PI());0)" office:value-type="float" office:value="-1608" calcext:value-type="float">
            <text:p>-1608</text:p>
          </table:table-cell>
          <table:table-cell table:formula="of:=ROUND([.$B$1]*SIN([.C44]/[.$A$1]*2*PI());0)" office:value-type="float" office:value="-3212" calcext:value-type="float">
            <text:p>-3212</text:p>
          </table:table-cell>
          <table:table-cell table:formula="of:=ROUND([.$B$1]*SIN([.D44]/[.$A$1]*2*PI());0)" office:value-type="float" office:value="-4808" calcext:value-type="float">
            <text:p>-4808</text:p>
          </table:table-cell>
          <table:table-cell table:formula="of:=ROUND([.$B$1]*SIN([.E44]/[.$A$1]*2*PI());0)" office:value-type="float" office:value="-6393" calcext:value-type="float">
            <text:p>-6393</text:p>
          </table:table-cell>
          <table:table-cell table:formula="of:=ROUND([.$B$1]*SIN([.F44]/[.$A$1]*2*PI());0)" office:value-type="float" office:value="-7962" calcext:value-type="float">
            <text:p>-7962</text:p>
          </table:table-cell>
          <table:table-cell table:formula="of:=ROUND([.$B$1]*SIN([.G44]/[.$A$1]*2*PI());0)" office:value-type="float" office:value="-9512" calcext:value-type="float">
            <text:p>-9512</text:p>
          </table:table-cell>
          <table:table-cell table:formula="of:=ROUND([.$B$1]*SIN([.H44]/[.$A$1]*2*PI());0)" office:value-type="float" office:value="-11039" calcext:value-type="float">
            <text:p>-11039</text:p>
          </table:table-cell>
          <table:table-cell/>
        </table:table-row>
        <table:table-row table:style-name="ro1">
          <table:table-cell table:formula="of:=[.A44]+8" office:value-type="float" office:value="328" calcext:value-type="float">
            <text:p>328</text:p>
          </table:table-cell>
          <table:table-cell table:formula="of:=[.B44]+8" office:value-type="float" office:value="329" calcext:value-type="float">
            <text:p>329</text:p>
          </table:table-cell>
          <table:table-cell table:formula="of:=[.C44]+8" office:value-type="float" office:value="330" calcext:value-type="float">
            <text:p>330</text:p>
          </table:table-cell>
          <table:table-cell table:formula="of:=[.D44]+8" office:value-type="float" office:value="331" calcext:value-type="float">
            <text:p>331</text:p>
          </table:table-cell>
          <table:table-cell table:formula="of:=[.E44]+8" office:value-type="float" office:value="332" calcext:value-type="float">
            <text:p>332</text:p>
          </table:table-cell>
          <table:table-cell table:formula="of:=[.F44]+8" office:value-type="float" office:value="333" calcext:value-type="float">
            <text:p>333</text:p>
          </table:table-cell>
          <table:table-cell table:formula="of:=[.G44]+8" office:value-type="float" office:value="334" calcext:value-type="float">
            <text:p>334</text:p>
          </table:table-cell>
          <table:table-cell table:formula="of:=[.H44]+8" office:value-type="float" office:value="335" calcext:value-type="float">
            <text:p>335</text:p>
          </table:table-cell>
          <table:table-cell table:number-columns-repeated="2"/>
          <table:table-cell table:formula="of:=ROUND([.$B$1]*SIN([.A45]/[.$A$1]*2*PI());0)" office:value-type="float" office:value="-12539" calcext:value-type="float">
            <text:p>-12539</text:p>
          </table:table-cell>
          <table:table-cell table:formula="of:=ROUND([.$B$1]*SIN([.B45]/[.$A$1]*2*PI());0)" office:value-type="float" office:value="-14010" calcext:value-type="float">
            <text:p>-14010</text:p>
          </table:table-cell>
          <table:table-cell table:formula="of:=ROUND([.$B$1]*SIN([.C45]/[.$A$1]*2*PI());0)" office:value-type="float" office:value="-15446" calcext:value-type="float">
            <text:p>-15446</text:p>
          </table:table-cell>
          <table:table-cell table:formula="of:=ROUND([.$B$1]*SIN([.D45]/[.$A$1]*2*PI());0)" office:value-type="float" office:value="-16846" calcext:value-type="float">
            <text:p>-16846</text:p>
          </table:table-cell>
          <table:table-cell table:formula="of:=ROUND([.$B$1]*SIN([.E45]/[.$A$1]*2*PI());0)" office:value-type="float" office:value="-18204" calcext:value-type="float">
            <text:p>-18204</text:p>
          </table:table-cell>
          <table:table-cell table:formula="of:=ROUND([.$B$1]*SIN([.F45]/[.$A$1]*2*PI());0)" office:value-type="float" office:value="-19519" calcext:value-type="float">
            <text:p>-19519</text:p>
          </table:table-cell>
          <table:table-cell table:formula="of:=ROUND([.$B$1]*SIN([.G45]/[.$A$1]*2*PI());0)" office:value-type="float" office:value="-20787" calcext:value-type="float">
            <text:p>-20787</text:p>
          </table:table-cell>
          <table:table-cell table:formula="of:=ROUND([.$B$1]*SIN([.H45]/[.$A$1]*2*PI());0)" office:value-type="float" office:value="-22005" calcext:value-type="float">
            <text:p>-22005</text:p>
          </table:table-cell>
          <table:table-cell/>
        </table:table-row>
        <table:table-row table:style-name="ro1">
          <table:table-cell table:formula="of:=[.A45]+8" office:value-type="float" office:value="336" calcext:value-type="float">
            <text:p>336</text:p>
          </table:table-cell>
          <table:table-cell table:formula="of:=[.B45]+8" office:value-type="float" office:value="337" calcext:value-type="float">
            <text:p>337</text:p>
          </table:table-cell>
          <table:table-cell table:formula="of:=[.C45]+8" office:value-type="float" office:value="338" calcext:value-type="float">
            <text:p>338</text:p>
          </table:table-cell>
          <table:table-cell table:formula="of:=[.D45]+8" office:value-type="float" office:value="339" calcext:value-type="float">
            <text:p>339</text:p>
          </table:table-cell>
          <table:table-cell table:formula="of:=[.E45]+8" office:value-type="float" office:value="340" calcext:value-type="float">
            <text:p>340</text:p>
          </table:table-cell>
          <table:table-cell table:formula="of:=[.F45]+8" office:value-type="float" office:value="341" calcext:value-type="float">
            <text:p>341</text:p>
          </table:table-cell>
          <table:table-cell table:formula="of:=[.G45]+8" office:value-type="float" office:value="342" calcext:value-type="float">
            <text:p>342</text:p>
          </table:table-cell>
          <table:table-cell table:formula="of:=[.H45]+8" office:value-type="float" office:value="343" calcext:value-type="float">
            <text:p>343</text:p>
          </table:table-cell>
          <table:table-cell table:number-columns-repeated="2"/>
          <table:table-cell table:formula="of:=ROUND([.$B$1]*SIN([.A46]/[.$A$1]*2*PI());0)" office:value-type="float" office:value="-23170" calcext:value-type="float">
            <text:p>-23170</text:p>
          </table:table-cell>
          <table:table-cell table:formula="of:=ROUND([.$B$1]*SIN([.B46]/[.$A$1]*2*PI());0)" office:value-type="float" office:value="-24279" calcext:value-type="float">
            <text:p>-24279</text:p>
          </table:table-cell>
          <table:table-cell table:formula="of:=ROUND([.$B$1]*SIN([.C46]/[.$A$1]*2*PI());0)" office:value-type="float" office:value="-25329" calcext:value-type="float">
            <text:p>-25329</text:p>
          </table:table-cell>
          <table:table-cell table:formula="of:=ROUND([.$B$1]*SIN([.D46]/[.$A$1]*2*PI());0)" office:value-type="float" office:value="-26319" calcext:value-type="float">
            <text:p>-26319</text:p>
          </table:table-cell>
          <table:table-cell table:formula="of:=ROUND([.$B$1]*SIN([.E46]/[.$A$1]*2*PI());0)" office:value-type="float" office:value="-27245" calcext:value-type="float">
            <text:p>-27245</text:p>
          </table:table-cell>
          <table:table-cell table:formula="of:=ROUND([.$B$1]*SIN([.F46]/[.$A$1]*2*PI());0)" office:value-type="float" office:value="-28105" calcext:value-type="float">
            <text:p>-28105</text:p>
          </table:table-cell>
          <table:table-cell table:formula="of:=ROUND([.$B$1]*SIN([.G46]/[.$A$1]*2*PI());0)" office:value-type="float" office:value="-28898" calcext:value-type="float">
            <text:p>-28898</text:p>
          </table:table-cell>
          <table:table-cell table:formula="of:=ROUND([.$B$1]*SIN([.H46]/[.$A$1]*2*PI());0)" office:value-type="float" office:value="-29621" calcext:value-type="float">
            <text:p>-29621</text:p>
          </table:table-cell>
          <table:table-cell/>
        </table:table-row>
        <table:table-row table:style-name="ro1">
          <table:table-cell table:formula="of:=[.A46]+8" office:value-type="float" office:value="344" calcext:value-type="float">
            <text:p>344</text:p>
          </table:table-cell>
          <table:table-cell table:formula="of:=[.B46]+8" office:value-type="float" office:value="345" calcext:value-type="float">
            <text:p>345</text:p>
          </table:table-cell>
          <table:table-cell table:formula="of:=[.C46]+8" office:value-type="float" office:value="346" calcext:value-type="float">
            <text:p>346</text:p>
          </table:table-cell>
          <table:table-cell table:formula="of:=[.D46]+8" office:value-type="float" office:value="347" calcext:value-type="float">
            <text:p>347</text:p>
          </table:table-cell>
          <table:table-cell table:formula="of:=[.E46]+8" office:value-type="float" office:value="348" calcext:value-type="float">
            <text:p>348</text:p>
          </table:table-cell>
          <table:table-cell table:formula="of:=[.F46]+8" office:value-type="float" office:value="349" calcext:value-type="float">
            <text:p>349</text:p>
          </table:table-cell>
          <table:table-cell table:formula="of:=[.G46]+8" office:value-type="float" office:value="350" calcext:value-type="float">
            <text:p>350</text:p>
          </table:table-cell>
          <table:table-cell table:formula="of:=[.H46]+8" office:value-type="float" office:value="351" calcext:value-type="float">
            <text:p>351</text:p>
          </table:table-cell>
          <table:table-cell table:number-columns-repeated="2"/>
          <table:table-cell table:formula="of:=ROUND([.$B$1]*SIN([.A47]/[.$A$1]*2*PI());0)" office:value-type="float" office:value="-30273" calcext:value-type="float">
            <text:p>-30273</text:p>
          </table:table-cell>
          <table:table-cell table:formula="of:=ROUND([.$B$1]*SIN([.B47]/[.$A$1]*2*PI());0)" office:value-type="float" office:value="-30852" calcext:value-type="float">
            <text:p>-30852</text:p>
          </table:table-cell>
          <table:table-cell table:formula="of:=ROUND([.$B$1]*SIN([.C47]/[.$A$1]*2*PI());0)" office:value-type="float" office:value="-31356" calcext:value-type="float">
            <text:p>-31356</text:p>
          </table:table-cell>
          <table:table-cell table:formula="of:=ROUND([.$B$1]*SIN([.D47]/[.$A$1]*2*PI());0)" office:value-type="float" office:value="-31785" calcext:value-type="float">
            <text:p>-31785</text:p>
          </table:table-cell>
          <table:table-cell table:formula="of:=ROUND([.$B$1]*SIN([.E47]/[.$A$1]*2*PI());0)" office:value-type="float" office:value="-32137" calcext:value-type="float">
            <text:p>-32137</text:p>
          </table:table-cell>
          <table:table-cell table:formula="of:=ROUND([.$B$1]*SIN([.F47]/[.$A$1]*2*PI());0)" office:value-type="float" office:value="-32412" calcext:value-type="float">
            <text:p>-32412</text:p>
          </table:table-cell>
          <table:table-cell table:formula="of:=ROUND([.$B$1]*SIN([.G47]/[.$A$1]*2*PI());0)" office:value-type="float" office:value="-32609" calcext:value-type="float">
            <text:p>-32609</text:p>
          </table:table-cell>
          <table:table-cell table:formula="of:=ROUND([.$B$1]*SIN([.H47]/[.$A$1]*2*PI());0)" office:value-type="float" office:value="-32728" calcext:value-type="float">
            <text:p>-32728</text:p>
          </table:table-cell>
          <table:table-cell/>
        </table:table-row>
        <table:table-row table:style-name="ro1">
          <table:table-cell table:formula="of:=[.A47]+8" office:value-type="float" office:value="352" calcext:value-type="float">
            <text:p>352</text:p>
          </table:table-cell>
          <table:table-cell table:formula="of:=[.B47]+8" office:value-type="float" office:value="353" calcext:value-type="float">
            <text:p>353</text:p>
          </table:table-cell>
          <table:table-cell table:formula="of:=[.C47]+8" office:value-type="float" office:value="354" calcext:value-type="float">
            <text:p>354</text:p>
          </table:table-cell>
          <table:table-cell table:formula="of:=[.D47]+8" office:value-type="float" office:value="355" calcext:value-type="float">
            <text:p>355</text:p>
          </table:table-cell>
          <table:table-cell table:formula="of:=[.E47]+8" office:value-type="float" office:value="356" calcext:value-type="float">
            <text:p>356</text:p>
          </table:table-cell>
          <table:table-cell table:formula="of:=[.F47]+8" office:value-type="float" office:value="357" calcext:value-type="float">
            <text:p>357</text:p>
          </table:table-cell>
          <table:table-cell table:formula="of:=[.G47]+8" office:value-type="float" office:value="358" calcext:value-type="float">
            <text:p>358</text:p>
          </table:table-cell>
          <table:table-cell table:formula="of:=[.H47]+8" office:value-type="float" office:value="359" calcext:value-type="float">
            <text:p>359</text:p>
          </table:table-cell>
          <table:table-cell table:number-columns-repeated="2"/>
          <table:table-cell table:formula="of:=ROUND([.$B$1]*SIN([.A48]/[.$A$1]*2*PI());0)" office:value-type="float" office:value="-32767" calcext:value-type="float">
            <text:p>-32767</text:p>
          </table:table-cell>
          <table:table-cell table:formula="of:=ROUND([.$B$1]*SIN([.B48]/[.$A$1]*2*PI());0)" office:value-type="float" office:value="-32728" calcext:value-type="float">
            <text:p>-32728</text:p>
          </table:table-cell>
          <table:table-cell table:formula="of:=ROUND([.$B$1]*SIN([.C48]/[.$A$1]*2*PI());0)" office:value-type="float" office:value="-32609" calcext:value-type="float">
            <text:p>-32609</text:p>
          </table:table-cell>
          <table:table-cell table:formula="of:=ROUND([.$B$1]*SIN([.D48]/[.$A$1]*2*PI());0)" office:value-type="float" office:value="-32412" calcext:value-type="float">
            <text:p>-32412</text:p>
          </table:table-cell>
          <table:table-cell table:formula="of:=ROUND([.$B$1]*SIN([.E48]/[.$A$1]*2*PI());0)" office:value-type="float" office:value="-32137" calcext:value-type="float">
            <text:p>-32137</text:p>
          </table:table-cell>
          <table:table-cell table:formula="of:=ROUND([.$B$1]*SIN([.F48]/[.$A$1]*2*PI());0)" office:value-type="float" office:value="-31785" calcext:value-type="float">
            <text:p>-31785</text:p>
          </table:table-cell>
          <table:table-cell table:formula="of:=ROUND([.$B$1]*SIN([.G48]/[.$A$1]*2*PI());0)" office:value-type="float" office:value="-31356" calcext:value-type="float">
            <text:p>-31356</text:p>
          </table:table-cell>
          <table:table-cell table:formula="of:=ROUND([.$B$1]*SIN([.H48]/[.$A$1]*2*PI());0)" office:value-type="float" office:value="-30852" calcext:value-type="float">
            <text:p>-30852</text:p>
          </table:table-cell>
          <table:table-cell/>
        </table:table-row>
        <table:table-row table:style-name="ro1">
          <table:table-cell table:formula="of:=[.A48]+8" office:value-type="float" office:value="360" calcext:value-type="float">
            <text:p>360</text:p>
          </table:table-cell>
          <table:table-cell table:formula="of:=[.B48]+8" office:value-type="float" office:value="361" calcext:value-type="float">
            <text:p>361</text:p>
          </table:table-cell>
          <table:table-cell table:formula="of:=[.C48]+8" office:value-type="float" office:value="362" calcext:value-type="float">
            <text:p>362</text:p>
          </table:table-cell>
          <table:table-cell table:formula="of:=[.D48]+8" office:value-type="float" office:value="363" calcext:value-type="float">
            <text:p>363</text:p>
          </table:table-cell>
          <table:table-cell table:formula="of:=[.E48]+8" office:value-type="float" office:value="364" calcext:value-type="float">
            <text:p>364</text:p>
          </table:table-cell>
          <table:table-cell table:formula="of:=[.F48]+8" office:value-type="float" office:value="365" calcext:value-type="float">
            <text:p>365</text:p>
          </table:table-cell>
          <table:table-cell table:formula="of:=[.G48]+8" office:value-type="float" office:value="366" calcext:value-type="float">
            <text:p>366</text:p>
          </table:table-cell>
          <table:table-cell table:formula="of:=[.H48]+8" office:value-type="float" office:value="367" calcext:value-type="float">
            <text:p>367</text:p>
          </table:table-cell>
          <table:table-cell table:number-columns-repeated="2"/>
          <table:table-cell table:formula="of:=ROUND([.$B$1]*SIN([.A49]/[.$A$1]*2*PI());0)" office:value-type="float" office:value="-30273" calcext:value-type="float">
            <text:p>-30273</text:p>
          </table:table-cell>
          <table:table-cell table:formula="of:=ROUND([.$B$1]*SIN([.B49]/[.$A$1]*2*PI());0)" office:value-type="float" office:value="-29621" calcext:value-type="float">
            <text:p>-29621</text:p>
          </table:table-cell>
          <table:table-cell table:formula="of:=ROUND([.$B$1]*SIN([.C49]/[.$A$1]*2*PI());0)" office:value-type="float" office:value="-28898" calcext:value-type="float">
            <text:p>-28898</text:p>
          </table:table-cell>
          <table:table-cell table:formula="of:=ROUND([.$B$1]*SIN([.D49]/[.$A$1]*2*PI());0)" office:value-type="float" office:value="-28105" calcext:value-type="float">
            <text:p>-28105</text:p>
          </table:table-cell>
          <table:table-cell table:formula="of:=ROUND([.$B$1]*SIN([.E49]/[.$A$1]*2*PI());0)" office:value-type="float" office:value="-27245" calcext:value-type="float">
            <text:p>-27245</text:p>
          </table:table-cell>
          <table:table-cell table:formula="of:=ROUND([.$B$1]*SIN([.F49]/[.$A$1]*2*PI());0)" office:value-type="float" office:value="-26319" calcext:value-type="float">
            <text:p>-26319</text:p>
          </table:table-cell>
          <table:table-cell table:formula="of:=ROUND([.$B$1]*SIN([.G49]/[.$A$1]*2*PI());0)" office:value-type="float" office:value="-25329" calcext:value-type="float">
            <text:p>-25329</text:p>
          </table:table-cell>
          <table:table-cell table:formula="of:=ROUND([.$B$1]*SIN([.H49]/[.$A$1]*2*PI());0)" office:value-type="float" office:value="-24279" calcext:value-type="float">
            <text:p>-24279</text:p>
          </table:table-cell>
          <table:table-cell/>
        </table:table-row>
        <table:table-row table:style-name="ro1">
          <table:table-cell table:formula="of:=[.A49]+8" office:value-type="float" office:value="368" calcext:value-type="float">
            <text:p>368</text:p>
          </table:table-cell>
          <table:table-cell table:formula="of:=[.B49]+8" office:value-type="float" office:value="369" calcext:value-type="float">
            <text:p>369</text:p>
          </table:table-cell>
          <table:table-cell table:formula="of:=[.C49]+8" office:value-type="float" office:value="370" calcext:value-type="float">
            <text:p>370</text:p>
          </table:table-cell>
          <table:table-cell table:formula="of:=[.D49]+8" office:value-type="float" office:value="371" calcext:value-type="float">
            <text:p>371</text:p>
          </table:table-cell>
          <table:table-cell table:formula="of:=[.E49]+8" office:value-type="float" office:value="372" calcext:value-type="float">
            <text:p>372</text:p>
          </table:table-cell>
          <table:table-cell table:formula="of:=[.F49]+8" office:value-type="float" office:value="373" calcext:value-type="float">
            <text:p>373</text:p>
          </table:table-cell>
          <table:table-cell table:formula="of:=[.G49]+8" office:value-type="float" office:value="374" calcext:value-type="float">
            <text:p>374</text:p>
          </table:table-cell>
          <table:table-cell table:formula="of:=[.H49]+8" office:value-type="float" office:value="375" calcext:value-type="float">
            <text:p>375</text:p>
          </table:table-cell>
          <table:table-cell table:number-columns-repeated="2"/>
          <table:table-cell table:formula="of:=ROUND([.$B$1]*SIN([.A50]/[.$A$1]*2*PI());0)" office:value-type="float" office:value="-23170" calcext:value-type="float">
            <text:p>-23170</text:p>
          </table:table-cell>
          <table:table-cell table:formula="of:=ROUND([.$B$1]*SIN([.B50]/[.$A$1]*2*PI());0)" office:value-type="float" office:value="-22005" calcext:value-type="float">
            <text:p>-22005</text:p>
          </table:table-cell>
          <table:table-cell table:formula="of:=ROUND([.$B$1]*SIN([.C50]/[.$A$1]*2*PI());0)" office:value-type="float" office:value="-20787" calcext:value-type="float">
            <text:p>-20787</text:p>
          </table:table-cell>
          <table:table-cell table:formula="of:=ROUND([.$B$1]*SIN([.D50]/[.$A$1]*2*PI());0)" office:value-type="float" office:value="-19519" calcext:value-type="float">
            <text:p>-19519</text:p>
          </table:table-cell>
          <table:table-cell table:formula="of:=ROUND([.$B$1]*SIN([.E50]/[.$A$1]*2*PI());0)" office:value-type="float" office:value="-18204" calcext:value-type="float">
            <text:p>-18204</text:p>
          </table:table-cell>
          <table:table-cell table:formula="of:=ROUND([.$B$1]*SIN([.F50]/[.$A$1]*2*PI());0)" office:value-type="float" office:value="-16846" calcext:value-type="float">
            <text:p>-16846</text:p>
          </table:table-cell>
          <table:table-cell table:formula="of:=ROUND([.$B$1]*SIN([.G50]/[.$A$1]*2*PI());0)" office:value-type="float" office:value="-15446" calcext:value-type="float">
            <text:p>-15446</text:p>
          </table:table-cell>
          <table:table-cell table:formula="of:=ROUND([.$B$1]*SIN([.H50]/[.$A$1]*2*PI());0)" office:value-type="float" office:value="-14010" calcext:value-type="float">
            <text:p>-14010</text:p>
          </table:table-cell>
          <table:table-cell/>
        </table:table-row>
        <table:table-row table:style-name="ro1">
          <table:table-cell table:formula="of:=[.A50]+8" office:value-type="float" office:value="376" calcext:value-type="float">
            <text:p>376</text:p>
          </table:table-cell>
          <table:table-cell table:formula="of:=[.B50]+8" office:value-type="float" office:value="377" calcext:value-type="float">
            <text:p>377</text:p>
          </table:table-cell>
          <table:table-cell table:formula="of:=[.C50]+8" office:value-type="float" office:value="378" calcext:value-type="float">
            <text:p>378</text:p>
          </table:table-cell>
          <table:table-cell table:formula="of:=[.D50]+8" office:value-type="float" office:value="379" calcext:value-type="float">
            <text:p>379</text:p>
          </table:table-cell>
          <table:table-cell table:formula="of:=[.E50]+8" office:value-type="float" office:value="380" calcext:value-type="float">
            <text:p>380</text:p>
          </table:table-cell>
          <table:table-cell table:formula="of:=[.F50]+8" office:value-type="float" office:value="381" calcext:value-type="float">
            <text:p>381</text:p>
          </table:table-cell>
          <table:table-cell table:formula="of:=[.G50]+8" office:value-type="float" office:value="382" calcext:value-type="float">
            <text:p>382</text:p>
          </table:table-cell>
          <table:table-cell table:formula="of:=[.H50]+8" office:value-type="float" office:value="383" calcext:value-type="float">
            <text:p>383</text:p>
          </table:table-cell>
          <table:table-cell table:number-columns-repeated="2"/>
          <table:table-cell table:formula="of:=ROUND([.$B$1]*SIN([.A51]/[.$A$1]*2*PI());0)" office:value-type="float" office:value="-12539" calcext:value-type="float">
            <text:p>-12539</text:p>
          </table:table-cell>
          <table:table-cell table:formula="of:=ROUND([.$B$1]*SIN([.B51]/[.$A$1]*2*PI());0)" office:value-type="float" office:value="-11039" calcext:value-type="float">
            <text:p>-11039</text:p>
          </table:table-cell>
          <table:table-cell table:formula="of:=ROUND([.$B$1]*SIN([.C51]/[.$A$1]*2*PI());0)" office:value-type="float" office:value="-9512" calcext:value-type="float">
            <text:p>-9512</text:p>
          </table:table-cell>
          <table:table-cell table:formula="of:=ROUND([.$B$1]*SIN([.D51]/[.$A$1]*2*PI());0)" office:value-type="float" office:value="-7962" calcext:value-type="float">
            <text:p>-7962</text:p>
          </table:table-cell>
          <table:table-cell table:formula="of:=ROUND([.$B$1]*SIN([.E51]/[.$A$1]*2*PI());0)" office:value-type="float" office:value="-6393" calcext:value-type="float">
            <text:p>-6393</text:p>
          </table:table-cell>
          <table:table-cell table:formula="of:=ROUND([.$B$1]*SIN([.F51]/[.$A$1]*2*PI());0)" office:value-type="float" office:value="-4808" calcext:value-type="float">
            <text:p>-4808</text:p>
          </table:table-cell>
          <table:table-cell table:formula="of:=ROUND([.$B$1]*SIN([.G51]/[.$A$1]*2*PI());0)" office:value-type="float" office:value="-3212" calcext:value-type="float">
            <text:p>-3212</text:p>
          </table:table-cell>
          <table:table-cell table:formula="of:=ROUND([.$B$1]*SIN([.H51]/[.$A$1]*2*PI());0)" office:value-type="float" office:value="-1608" calcext:value-type="float">
            <text:p>-1608</text:p>
          </table:table-cell>
          <table:table-cell/>
        </table:table-row>
        <table:table-row table:style-name="ro1">
          <table:table-cell table:formula="of:=[.A51]+8" office:value-type="float" office:value="384" calcext:value-type="float">
            <text:p>384</text:p>
          </table:table-cell>
          <table:table-cell table:formula="of:=[.B51]+8" office:value-type="float" office:value="385" calcext:value-type="float">
            <text:p>385</text:p>
          </table:table-cell>
          <table:table-cell table:formula="of:=[.C51]+8" office:value-type="float" office:value="386" calcext:value-type="float">
            <text:p>386</text:p>
          </table:table-cell>
          <table:table-cell table:formula="of:=[.D51]+8" office:value-type="float" office:value="387" calcext:value-type="float">
            <text:p>387</text:p>
          </table:table-cell>
          <table:table-cell table:formula="of:=[.E51]+8" office:value-type="float" office:value="388" calcext:value-type="float">
            <text:p>388</text:p>
          </table:table-cell>
          <table:table-cell table:formula="of:=[.F51]+8" office:value-type="float" office:value="389" calcext:value-type="float">
            <text:p>389</text:p>
          </table:table-cell>
          <table:table-cell table:formula="of:=[.G51]+8" office:value-type="float" office:value="390" calcext:value-type="float">
            <text:p>390</text:p>
          </table:table-cell>
          <table:table-cell table:formula="of:=[.H51]+8" office:value-type="float" office:value="391" calcext:value-type="float">
            <text:p>391</text:p>
          </table:table-cell>
          <table:table-cell table:number-columns-repeated="2"/>
          <table:table-cell table:formula="of:=ROUND([.$B$1]*SIN([.A52]/[.$A$1]*2*PI());0)" office:value-type="float" office:value="-0" calcext:value-type="float">
            <text:p>0</text:p>
          </table:table-cell>
          <table:table-cell table:formula="of:=ROUND([.$B$1]*SIN([.B52]/[.$A$1]*2*PI());0)" office:value-type="float" office:value="1608" calcext:value-type="float">
            <text:p>1608</text:p>
          </table:table-cell>
          <table:table-cell table:formula="of:=ROUND([.$B$1]*SIN([.C52]/[.$A$1]*2*PI());0)" office:value-type="float" office:value="3212" calcext:value-type="float">
            <text:p>3212</text:p>
          </table:table-cell>
          <table:table-cell table:formula="of:=ROUND([.$B$1]*SIN([.D52]/[.$A$1]*2*PI());0)" office:value-type="float" office:value="4808" calcext:value-type="float">
            <text:p>4808</text:p>
          </table:table-cell>
          <table:table-cell table:formula="of:=ROUND([.$B$1]*SIN([.E52]/[.$A$1]*2*PI());0)" office:value-type="float" office:value="6393" calcext:value-type="float">
            <text:p>6393</text:p>
          </table:table-cell>
          <table:table-cell table:formula="of:=ROUND([.$B$1]*SIN([.F52]/[.$A$1]*2*PI());0)" office:value-type="float" office:value="7962" calcext:value-type="float">
            <text:p>7962</text:p>
          </table:table-cell>
          <table:table-cell table:formula="of:=ROUND([.$B$1]*SIN([.G52]/[.$A$1]*2*PI());0)" office:value-type="float" office:value="9512" calcext:value-type="float">
            <text:p>9512</text:p>
          </table:table-cell>
          <table:table-cell table:formula="of:=ROUND([.$B$1]*SIN([.H52]/[.$A$1]*2*PI());0)" office:value-type="float" office:value="11039" calcext:value-type="float">
            <text:p>11039</text:p>
          </table:table-cell>
          <table:table-cell/>
        </table:table-row>
        <table:table-row table:style-name="ro1">
          <table:table-cell table:formula="of:=[.A52]+8" office:value-type="float" office:value="392" calcext:value-type="float">
            <text:p>392</text:p>
          </table:table-cell>
          <table:table-cell table:formula="of:=[.B52]+8" office:value-type="float" office:value="393" calcext:value-type="float">
            <text:p>393</text:p>
          </table:table-cell>
          <table:table-cell table:formula="of:=[.C52]+8" office:value-type="float" office:value="394" calcext:value-type="float">
            <text:p>394</text:p>
          </table:table-cell>
          <table:table-cell table:formula="of:=[.D52]+8" office:value-type="float" office:value="395" calcext:value-type="float">
            <text:p>395</text:p>
          </table:table-cell>
          <table:table-cell table:formula="of:=[.E52]+8" office:value-type="float" office:value="396" calcext:value-type="float">
            <text:p>396</text:p>
          </table:table-cell>
          <table:table-cell table:formula="of:=[.F52]+8" office:value-type="float" office:value="397" calcext:value-type="float">
            <text:p>397</text:p>
          </table:table-cell>
          <table:table-cell table:formula="of:=[.G52]+8" office:value-type="float" office:value="398" calcext:value-type="float">
            <text:p>398</text:p>
          </table:table-cell>
          <table:table-cell table:formula="of:=[.H52]+8" office:value-type="float" office:value="399" calcext:value-type="float">
            <text:p>399</text:p>
          </table:table-cell>
          <table:table-cell table:number-columns-repeated="2"/>
          <table:table-cell table:formula="of:=ROUND([.$B$1]*SIN([.A53]/[.$A$1]*2*PI());0)" office:value-type="float" office:value="12539" calcext:value-type="float">
            <text:p>12539</text:p>
          </table:table-cell>
          <table:table-cell table:formula="of:=ROUND([.$B$1]*SIN([.B53]/[.$A$1]*2*PI());0)" office:value-type="float" office:value="14010" calcext:value-type="float">
            <text:p>14010</text:p>
          </table:table-cell>
          <table:table-cell table:formula="of:=ROUND([.$B$1]*SIN([.C53]/[.$A$1]*2*PI());0)" office:value-type="float" office:value="15446" calcext:value-type="float">
            <text:p>15446</text:p>
          </table:table-cell>
          <table:table-cell table:formula="of:=ROUND([.$B$1]*SIN([.D53]/[.$A$1]*2*PI());0)" office:value-type="float" office:value="16846" calcext:value-type="float">
            <text:p>16846</text:p>
          </table:table-cell>
          <table:table-cell table:formula="of:=ROUND([.$B$1]*SIN([.E53]/[.$A$1]*2*PI());0)" office:value-type="float" office:value="18204" calcext:value-type="float">
            <text:p>18204</text:p>
          </table:table-cell>
          <table:table-cell table:formula="of:=ROUND([.$B$1]*SIN([.F53]/[.$A$1]*2*PI());0)" office:value-type="float" office:value="19519" calcext:value-type="float">
            <text:p>19519</text:p>
          </table:table-cell>
          <table:table-cell table:formula="of:=ROUND([.$B$1]*SIN([.G53]/[.$A$1]*2*PI());0)" office:value-type="float" office:value="20787" calcext:value-type="float">
            <text:p>20787</text:p>
          </table:table-cell>
          <table:table-cell table:formula="of:=ROUND([.$B$1]*SIN([.H53]/[.$A$1]*2*PI());0)" office:value-type="float" office:value="22005" calcext:value-type="float">
            <text:p>220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in </meta:initial-creator>
    <meta:creation-date>2014-03-29T11:21:41.430148269</meta:creation-date>
    <dc:date>2014-03-29T11:46:58.914628116</dc:date>
    <dc:creator>jarin </dc:creator>
    <meta:editing-duration>PT10M7S</meta:editing-duration>
    <meta:editing-cycles>1</meta:editing-cycles>
    <meta:document-statistic meta:table-count="1" meta:cell-count="802" meta:object-count="0"/>
    <meta:generator>LibreOffice/4.1.3.2$Linux_x86 LibreOffice_project/410m0$Build-2</meta:generator>
  </office:meta>
</office:document-meta>
</file>